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w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SimSun" svg:font-family="SimSun" style:font-family-generic="system" style:font-pitch="variable" svg:panose-1="2 1 6 0 3 1 1 1 1 1"/>
    <style:font-face style:name="Arial Unicode MS" svg:font-family="Arial Unicode MS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MathJax_Math-italic" svg:font-family="MathJax_Math-italic" style:font-family-generic="roman"/>
    <style:font-face style:name="MathJax_Main" svg:font-family="MathJax_Main" style:font-family-generic="roman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Normalny" style:master-page-name="MP0" style:family="paragraph">
      <style:paragraph-properties fo:break-before="page" fo:text-align="center"/>
      <style:text-properties style:font-name="Arial" style:font-name-complex="Arial" fo:font-weight="bold" style:font-weight-asian="bold" fo:font-size="14pt" style:font-size-asian="14pt" style:font-size-complex="14pt" fo:language="en" fo:country="US"/>
    </style:style>
    <style:style style:name="P2" style:parent-style-name="Normalny" style:family="paragraph">
      <style:text-properties style:font-name="Arial" style:font-name-complex="Arial" fo:font-size="14pt" style:font-size-asian="14pt" style:font-size-complex="14pt" fo:language="en" fo:country="US"/>
    </style:style>
    <style:style style:name="P3" style:parent-style-name="Normalny" style:family="paragraph">
      <style:paragraph-properties fo:text-align="center"/>
    </style:style>
    <style:style style:name="T4" style:parent-style-name="Domyślnaczcionkaakapitu" style:family="text">
      <style:text-properties fo:font-size="14pt" style:font-size-asian="14pt" style:font-size-complex="14pt" fo:language="en" fo:country="GB" style:language-asian="en" style:country-asian="GB"/>
    </style:style>
    <style:style style:name="P5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P6" style:parent-style-name="Normalny" style:family="paragraph">
      <style:text-properties style:font-name="Arial" style:font-name-complex="Arial" fo:font-size="14pt" style:font-size-asian="14pt" style:font-size-complex="14pt"/>
    </style:style>
    <style:style style:name="P7" style:parent-style-name="Normalny" style:family="paragraph">
      <style:paragraph-properties fo:text-align="center"/>
      <style:text-properties style:font-name="Arial" style:font-name-complex="Arial" fo:font-weight="bold" style:font-weight-asian="bold" fo:font-size="14pt" style:font-size-asian="14pt" style:font-size-complex="14pt" fo:language="en" fo:country="US"/>
    </style:style>
    <style:style style:name="P8" style:parent-style-name="Normalny" style:family="paragraph">
      <style:paragraph-properties fo:text-align="center"/>
      <style:text-properties style:font-name="Arial" style:font-name-complex="Arial" fo:font-weight="bold" style:font-weight-asian="bold" fo:font-size="14pt" style:font-size-asian="14pt" style:font-size-complex="14pt" fo:language="en" fo:country="US"/>
    </style:style>
    <style:style style:name="P9" style:parent-style-name="Normalny" style:family="paragraph">
      <style:paragraph-properties fo:text-align="center"/>
      <style:text-properties style:font-name="Arial" style:font-name-complex="Arial" fo:font-weight="bold" style:font-weight-asian="bold" fo:font-size="14pt" style:font-size-asian="14pt" style:font-size-complex="14pt" fo:language="en" fo:country="US"/>
    </style:style>
    <style:style style:name="P10" style:parent-style-name="Normalny" style:family="paragraph">
      <style:paragraph-properties fo:margin-left="3.4416in">
        <style:tab-stops/>
      </style:paragraph-properties>
      <style:text-properties style:font-name="Arial" style:font-name-complex="Arial" fo:font-size="14pt" style:font-size-asian="14pt" style:font-size-complex="14pt" fo:language="en" fo:country="US"/>
    </style:style>
    <style:style style:name="P11" style:parent-style-name="Normalny" style:family="paragraph">
      <style:text-properties style:font-name="Arial" style:font-name-complex="Arial" fo:font-size="14pt" style:font-size-asian="14pt" style:font-size-complex="14pt" fo:language="en" fo:country="US"/>
    </style:style>
    <style:style style:name="P12" style:parent-style-name="Normalny" style:family="paragraph">
      <style:text-properties style:font-name="Arial" style:font-name-complex="Arial" fo:font-size="14pt" style:font-size-asian="14pt" style:font-size-complex="14pt" fo:language="en" fo:country="US"/>
    </style:style>
    <style:style style:name="P13" style:parent-style-name="Normalny" style:family="paragraph">
      <style:text-properties style:font-name="Arial" style:font-name-complex="Arial" fo:font-size="14pt" style:font-size-asian="14pt" style:font-size-complex="14pt" fo:language="en" fo:country="US"/>
    </style:style>
    <style:style style:name="P14" style:parent-style-name="Normalny" style:family="paragraph">
      <style:paragraph-properties fo:text-align="center"/>
      <style:text-properties style:font-name="Arial" style:font-name-complex="Arial" fo:font-style="italic" style:font-style-asian="italic" fo:font-size="14pt" style:font-size-asian="14pt" style:font-size-complex="14pt" fo:language="en" fo:country="US"/>
    </style:style>
    <style:style style:name="P15" style:parent-style-name="Normalny" style:family="paragraph">
      <style:paragraph-properties fo:text-align="center"/>
      <style:text-properties style:font-name="Arial" style:font-name-complex="Arial" fo:font-style="italic" style:font-style-asian="italic" fo:font-size="14pt" style:font-size-asian="14pt" style:font-size-complex="14pt" fo:language="en" fo:country="GB"/>
    </style:style>
    <style:style style:name="P16" style:parent-style-name="Normalny" style:family="paragraph">
      <style:text-properties style:font-name="Arial" style:font-name-complex="Arial" fo:font-size="14pt" style:font-size-asian="14pt" style:font-size-complex="14pt" fo:language="en" fo:country="GB"/>
    </style:style>
    <style:style style:name="P17" style:parent-style-name="Normalny" style:family="paragraph">
      <style:text-properties style:font-name="Arial" style:font-name-complex="Arial" fo:font-size="14pt" style:font-size-asian="14pt" style:font-size-complex="14pt" fo:language="en" fo:country="GB"/>
    </style:style>
    <style:style style:name="P18" style:parent-style-name="Normalny" style:family="paragraph">
      <style:text-properties style:font-name="Arial" style:font-name-complex="Arial" fo:font-size="14pt" style:font-size-asian="14pt" style:font-size-complex="14pt" fo:language="en" fo:country="GB"/>
    </style:style>
    <style:style style:name="P19" style:parent-style-name="Normalny" style:family="paragraph">
      <style:text-properties style:font-name="Arial" style:font-name-complex="Arial" fo:font-size="14pt" style:font-size-asian="14pt" style:font-size-complex="14pt" fo:language="en" fo:country="GB"/>
    </style:style>
    <style:style style:name="P20" style:parent-style-name="Normalny" style:family="paragraph">
      <style:text-properties style:font-name="Arial" style:font-name-complex="Arial" fo:font-weight="bold" style:font-weight-asian="bold" fo:language="en" fo:country="GB"/>
    </style:style>
    <style:style style:name="TableColumn22" style:family="table-column">
      <style:table-column-properties style:column-width="0.9472in"/>
    </style:style>
    <style:style style:name="TableColumn23" style:family="table-column">
      <style:table-column-properties style:column-width="2.1993in"/>
    </style:style>
    <style:style style:name="TableColumn24" style:family="table-column">
      <style:table-column-properties style:column-width="2.4076in"/>
    </style:style>
    <style:style style:name="TableColumn25" style:family="table-column">
      <style:table-column-properties style:column-width="0.7458in"/>
    </style:style>
    <style:style style:name="Table21" style:family="table">
      <style:table-properties style:width="6.3in" fo:margin-left="0in" table:align="left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A" style:writing-mode="lr-tb" fo:padding-top="0in" fo:padding-left="0.075in" fo:padding-bottom="0in" fo:padding-right="0.075in"/>
    </style:style>
    <style:style style:name="P28" style:parent-style-name="Normalny" style:family="paragraph">
      <style:paragraph-properties fo:margin-top="0.0416in" fo:margin-bottom="0.0833in"/>
      <style:text-properties style:font-name="Arial" style:font-name-asian="Arial Unicode MS" style:font-name-complex="Arial" fo:font-weight="bold" style:font-weight-asian="bold" fo:language="en" fo:country="US" style:language-asian="pl" style:country-asian="PL"/>
    </style:style>
    <style:style style:name="TableCell29" style:family="table-cell">
      <style:table-cell-properties fo:border="0.0069in solid #00000A" style:writing-mode="lr-tb" fo:padding-top="0in" fo:padding-left="0.075in" fo:padding-bottom="0in" fo:padding-right="0.075in"/>
    </style:style>
    <style:style style:name="P30" style:parent-style-name="Normalny" style:family="paragraph">
      <style:paragraph-properties fo:margin-top="0.0416in" fo:margin-bottom="0.0833in"/>
      <style:text-properties style:font-name="Arial" style:font-name-asian="Arial Unicode MS" style:font-name-complex="Arial" fo:font-weight="bold" style:font-weight-asian="bold" fo:language="en" fo:country="US" style:language-asian="pl" style:country-asian="PL"/>
    </style:style>
    <style:style style:name="TableCell31" style:family="table-cell">
      <style:table-cell-properties fo:border="0.0069in solid #00000A" style:writing-mode="lr-tb" fo:padding-top="0in" fo:padding-left="0.075in" fo:padding-bottom="0in" fo:padding-right="0.075in"/>
    </style:style>
    <style:style style:name="P32" style:parent-style-name="Normalny" style:family="paragraph">
      <style:paragraph-properties fo:margin-top="0.0416in" fo:margin-bottom="0.0833in"/>
      <style:text-properties style:font-name="Arial" style:font-name-asian="Arial Unicode MS" style:font-name-complex="Arial" fo:font-weight="bold" style:font-weight-asian="bold" style:language-asian="pl" style:country-asian="PL"/>
    </style:style>
    <style:style style:name="TableCell33" style:family="table-cell">
      <style:table-cell-properties fo:border="0.0069in solid #00000A" style:writing-mode="lr-tb" fo:padding-top="0in" fo:padding-left="0.075in" fo:padding-bottom="0in" fo:padding-right="0.075in"/>
    </style:style>
    <style:style style:name="P34" style:parent-style-name="Normalny" style:family="paragraph">
      <style:paragraph-properties fo:margin-top="0.0416in" fo:margin-bottom="0.0833in"/>
      <style:text-properties style:font-name="Arial" style:font-name-asian="Arial Unicode MS" style:font-name-complex="Arial" fo:font-weight="bold" style:font-weight-asian="bold" style:language-asian="pl" style:country-asian="PL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A" style:writing-mode="lr-tb" fo:padding-top="0in" fo:padding-left="0.075in" fo:padding-bottom="0in" fo:padding-right="0.075in"/>
    </style:style>
    <style:style style:name="P37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Cell38" style:family="table-cell">
      <style:table-cell-properties fo:border="0.0069in solid #00000A" style:writing-mode="lr-tb" fo:padding-top="0in" fo:padding-left="0.075in" fo:padding-bottom="0in" fo:padding-right="0.075in"/>
    </style:style>
    <style:style style:name="P39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P40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P41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Cell42" style:family="table-cell">
      <style:table-cell-properties fo:border="0.0069in solid #00000A" style:writing-mode="lr-tb" fo:padding-top="0in" fo:padding-left="0.075in" fo:padding-bottom="0in" fo:padding-right="0.075in"/>
    </style:style>
    <style:style style:name="P43" style:parent-style-name="Normalny" style:family="paragraph">
      <style:paragraph-properties fo:margin-top="0.0416in" fo:margin-bottom="0.0833in"/>
    </style:style>
    <style:style style:name="T44" style:parent-style-name="Domyślnaczcionkaakapitu" style:family="text">
      <style:text-properties style:font-name="Arial" style:font-name-asian="Arial Unicode MS" style:font-name-complex="Arial" style:language-asian="pl" style:country-asian="PL"/>
    </style:style>
    <style:style style:name="TableCell45" style:family="table-cell">
      <style:table-cell-properties fo:border="0.0069in solid #00000A" style:writing-mode="lr-tb" fo:padding-top="0in" fo:padding-left="0.075in" fo:padding-bottom="0in" fo:padding-right="0.075in"/>
    </style:style>
    <style:style style:name="P46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A" style:writing-mode="lr-tb" fo:padding-top="0in" fo:padding-left="0.075in" fo:padding-bottom="0in" fo:padding-right="0.075in"/>
    </style:style>
    <style:style style:name="P49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Cell50" style:family="table-cell">
      <style:table-cell-properties fo:border="0.0069in solid #00000A" style:writing-mode="lr-tb" fo:padding-top="0in" fo:padding-left="0.075in" fo:padding-bottom="0in" fo:padding-right="0.075in"/>
    </style:style>
    <style:style style:name="P51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P52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P53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Cell54" style:family="table-cell">
      <style:table-cell-properties fo:border="0.0069in solid #00000A" style:writing-mode="lr-tb" fo:padding-top="0in" fo:padding-left="0.075in" fo:padding-bottom="0in" fo:padding-right="0.075in"/>
    </style:style>
    <style:style style:name="P55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Cell56" style:family="table-cell">
      <style:table-cell-properties fo:border="0.0069in solid #00000A" style:writing-mode="lr-tb" fo:padding-top="0in" fo:padding-left="0.075in" fo:padding-bottom="0in" fo:padding-right="0.075in"/>
    </style:style>
    <style:style style:name="P57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Row58" style:family="table-row">
      <style:table-row-properties style:min-row-height="0.043in"/>
    </style:style>
    <style:style style:name="TableCell59" style:family="table-cell">
      <style:table-cell-properties fo:border="0.0069in solid #00000A" style:writing-mode="lr-tb" fo:padding-top="0in" fo:padding-left="0.075in" fo:padding-bottom="0in" fo:padding-right="0.075in"/>
    </style:style>
    <style:style style:name="P60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Cell61" style:family="table-cell">
      <style:table-cell-properties fo:border="0.0069in solid #00000A" style:writing-mode="lr-tb" fo:padding-top="0in" fo:padding-left="0.075in" fo:padding-bottom="0in" fo:padding-right="0.075in"/>
    </style:style>
    <style:style style:name="P62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Cell63" style:family="table-cell">
      <style:table-cell-properties fo:border="0.0069in solid #00000A" style:writing-mode="lr-tb" fo:padding-top="0in" fo:padding-left="0.075in" fo:padding-bottom="0in" fo:padding-right="0.075in"/>
    </style:style>
    <style:style style:name="P64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Cell65" style:family="table-cell">
      <style:table-cell-properties fo:border="0.0069in solid #00000A" style:writing-mode="lr-tb" fo:padding-top="0in" fo:padding-left="0.075in" fo:padding-bottom="0in" fo:padding-right="0.075in"/>
    </style:style>
    <style:style style:name="P66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Row67" style:family="table-row">
      <style:table-row-properties style:min-row-height="0.043in"/>
    </style:style>
    <style:style style:name="TableCell68" style:family="table-cell">
      <style:table-cell-properties fo:border="0.0069in solid #00000A" style:writing-mode="lr-tb" fo:padding-top="0in" fo:padding-left="0.075in" fo:padding-bottom="0in" fo:padding-right="0.075in"/>
    </style:style>
    <style:style style:name="P69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Cell70" style:family="table-cell">
      <style:table-cell-properties fo:border="0.0069in solid #00000A" style:writing-mode="lr-tb" fo:padding-top="0in" fo:padding-left="0.075in" fo:padding-bottom="0in" fo:padding-right="0.075in"/>
    </style:style>
    <style:style style:name="P71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Cell72" style:family="table-cell">
      <style:table-cell-properties fo:border="0.0069in solid #00000A" style:writing-mode="lr-tb" fo:padding-top="0in" fo:padding-left="0.075in" fo:padding-bottom="0in" fo:padding-right="0.075in"/>
    </style:style>
    <style:style style:name="P73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Cell74" style:family="table-cell">
      <style:table-cell-properties fo:border="0.0069in solid #00000A" style:writing-mode="lr-tb" fo:padding-top="0in" fo:padding-left="0.075in" fo:padding-bottom="0in" fo:padding-right="0.075in"/>
    </style:style>
    <style:style style:name="P75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P76" style:parent-style-name="Nagłówek11" style:family="paragraph">
      <style:paragraph-properties fo:margin-left="0.3in" fo:text-indent="-0.3in">
        <style:tab-stops/>
      </style:paragraph-properties>
    </style:style>
    <style:style style:name="T77" style:parent-style-name="Domyślnaczcionkaakapitu" style:family="text">
      <style:text-properties fo:language="en" fo:country="US"/>
    </style:style>
    <style:style style:name="T78" style:parent-style-name="Domyślnaczcionkaakapitu" style:family="text">
      <style:text-properties fo:language="en" fo:country="US"/>
    </style:style>
    <style:style style:name="P79" style:parent-style-name="Nagłówek11" style:family="paragraph">
      <style:paragraph-properties fo:margin-left="0.3in" fo:text-indent="-0.3in">
        <style:tab-stops/>
      </style:paragraph-properties>
    </style:style>
    <style:style style:name="P80" style:parent-style-name="Spistreści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81" style:parent-style-name="Domyślnaczcionkaakapitu" style:family="text">
      <style:text-properties fo:language="en" fo:country="US"/>
    </style:style>
    <style:style style:name="T82" style:parent-style-name="Domyślnaczcionkaakapitu" style:family="text">
      <style:text-properties style:font-name="Calibri" style:font-name-asian="Times New Roman" style:font-name-complex="Times New Roman" fo:language="en" fo:country="US"/>
    </style:style>
    <style:style style:name="T83" style:parent-style-name="Domyślnaczcionkaakapitu" style:family="text">
      <style:text-properties fo:language="en" fo:country="US"/>
    </style:style>
    <style:style style:name="T84" style:parent-style-name="Domyślnaczcionkaakapitu" style:family="text">
      <style:text-properties fo:language="en" fo:country="US"/>
    </style:style>
    <style:style style:name="T85" style:parent-style-name="Domyślnaczcionkaakapitu" style:family="text">
      <style:text-properties fo:language="en" fo:country="US"/>
    </style:style>
    <style:style style:name="P86" style:parent-style-name="Spistreści2" style:family="paragraph">
      <style:paragraph-properties>
        <style:tab-stops>
          <style:tab-stop style:type="left" style:position="0.4583in"/>
          <style:tab-stop style:type="right" style:leader-style="dotted" style:leader-text="." style:position="6.1083in"/>
        </style:tab-stops>
      </style:paragraph-properties>
    </style:style>
    <style:style style:name="T87" style:parent-style-name="Domyślnaczcionkaakapitu" style:family="text">
      <style:text-properties fo:language="en" fo:country="US"/>
    </style:style>
    <style:style style:name="T88" style:parent-style-name="Domyślnaczcionkaakapitu" style:family="text">
      <style:text-properties style:font-name="Calibri" style:font-name-asian="Times New Roman" style:font-name-complex="Times New Roman" fo:language="en" fo:country="US"/>
    </style:style>
    <style:style style:name="T89" style:parent-style-name="Domyślnaczcionkaakapitu" style:family="text">
      <style:text-properties fo:language="en" fo:country="US"/>
    </style:style>
    <style:style style:name="T90" style:parent-style-name="Domyślnaczcionkaakapitu" style:family="text">
      <style:text-properties fo:language="en" fo:country="US"/>
    </style:style>
    <style:style style:name="T91" style:parent-style-name="Domyślnaczcionkaakapitu" style:family="text">
      <style:text-properties fo:language="en" fo:country="US"/>
    </style:style>
    <style:style style:name="P92" style:parent-style-name="Spistreści2" style:family="paragraph">
      <style:paragraph-properties>
        <style:tab-stops>
          <style:tab-stop style:type="left" style:position="0.4583in"/>
          <style:tab-stop style:type="right" style:leader-style="dotted" style:leader-text="." style:position="6.1083in"/>
        </style:tab-stops>
      </style:paragraph-properties>
    </style:style>
    <style:style style:name="T93" style:parent-style-name="Domyślnaczcionkaakapitu" style:family="text">
      <style:text-properties fo:language="en" fo:country="US"/>
    </style:style>
    <style:style style:name="T94" style:parent-style-name="Domyślnaczcionkaakapitu" style:family="text">
      <style:text-properties style:font-name="Calibri" style:font-name-asian="Times New Roman" style:font-name-complex="Times New Roman" fo:language="en" fo:country="US"/>
    </style:style>
    <style:style style:name="T95" style:parent-style-name="Domyślnaczcionkaakapitu" style:family="text">
      <style:text-properties fo:language="en" fo:country="US"/>
    </style:style>
    <style:style style:name="T96" style:parent-style-name="Domyślnaczcionkaakapitu" style:family="text">
      <style:text-properties fo:language="en" fo:country="US"/>
    </style:style>
    <style:style style:name="T97" style:parent-style-name="Domyślnaczcionkaakapitu" style:family="text">
      <style:text-properties fo:language="en" fo:country="US"/>
    </style:style>
    <style:style style:name="P98" style:parent-style-name="Spistreści2" style:family="paragraph">
      <style:paragraph-properties>
        <style:tab-stops>
          <style:tab-stop style:type="left" style:position="0.4583in"/>
          <style:tab-stop style:type="right" style:leader-style="dotted" style:leader-text="." style:position="6.1083in"/>
        </style:tab-stops>
      </style:paragraph-properties>
    </style:style>
    <style:style style:name="T99" style:parent-style-name="Domyślnaczcionkaakapitu" style:family="text">
      <style:text-properties fo:language="en" fo:country="US"/>
    </style:style>
    <style:style style:name="T100" style:parent-style-name="Domyślnaczcionkaakapitu" style:family="text">
      <style:text-properties style:font-name="Calibri" style:font-name-asian="Times New Roman" style:font-name-complex="Times New Roman" fo:language="en" fo:country="US"/>
    </style:style>
    <style:style style:name="T101" style:parent-style-name="Domyślnaczcionkaakapitu" style:family="text">
      <style:text-properties fo:language="en" fo:country="GB"/>
    </style:style>
    <style:style style:name="T102" style:parent-style-name="Domyślnaczcionkaakapitu" style:family="text">
      <style:text-properties fo:language="en" fo:country="US"/>
    </style:style>
    <style:style style:name="T103" style:parent-style-name="Domyślnaczcionkaakapitu" style:family="text">
      <style:text-properties fo:language="en" fo:country="US"/>
    </style:style>
    <style:style style:name="P104" style:parent-style-name="Spistreści2" style:family="paragraph">
      <style:paragraph-properties>
        <style:tab-stops>
          <style:tab-stop style:type="left" style:position="0.4583in"/>
          <style:tab-stop style:type="right" style:leader-style="dotted" style:leader-text="." style:position="6.1083in"/>
        </style:tab-stops>
      </style:paragraph-properties>
    </style:style>
    <style:style style:name="T105" style:parent-style-name="Domyślnaczcionkaakapitu" style:family="text">
      <style:text-properties fo:language="en" fo:country="GB"/>
    </style:style>
    <style:style style:name="T106" style:parent-style-name="Domyślnaczcionkaakapitu" style:family="text">
      <style:text-properties style:font-name="Calibri" style:font-name-asian="Times New Roman" style:font-name-complex="Times New Roman" fo:language="en" fo:country="US"/>
    </style:style>
    <style:style style:name="T107" style:parent-style-name="Domyślnaczcionkaakapitu" style:family="text">
      <style:text-properties fo:language="en" fo:country="GB"/>
    </style:style>
    <style:style style:name="T108" style:parent-style-name="Domyślnaczcionkaakapitu" style:family="text">
      <style:text-properties fo:language="en" fo:country="US"/>
    </style:style>
    <style:style style:name="T109" style:parent-style-name="Domyślnaczcionkaakapitu" style:family="text">
      <style:text-properties fo:language="en" fo:country="US"/>
    </style:style>
    <style:style style:name="P110" style:parent-style-name="Spistreści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111" style:parent-style-name="Domyślnaczcionkaakapitu" style:family="text">
      <style:text-properties fo:language="en" fo:country="GB"/>
    </style:style>
    <style:style style:name="T112" style:parent-style-name="Domyślnaczcionkaakapitu" style:family="text">
      <style:text-properties style:font-name="Calibri" style:font-name-asian="Times New Roman" style:font-name-complex="Times New Roman" fo:language="en" fo:country="US"/>
    </style:style>
    <style:style style:name="T113" style:parent-style-name="Domyślnaczcionkaakapitu" style:family="text">
      <style:text-properties fo:language="en" fo:country="GB"/>
    </style:style>
    <style:style style:name="T114" style:parent-style-name="Domyślnaczcionkaakapitu" style:family="text">
      <style:text-properties fo:language="en" fo:country="US"/>
    </style:style>
    <style:style style:name="T115" style:parent-style-name="Domyślnaczcionkaakapitu" style:family="text">
      <style:text-properties fo:language="en" fo:country="US"/>
    </style:style>
    <style:style style:name="P116" style:parent-style-name="Spistreści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117" style:parent-style-name="Domyślnaczcionkaakapitu" style:family="text">
      <style:text-properties fo:language="en" fo:country="GB"/>
    </style:style>
    <style:style style:name="T118" style:parent-style-name="Domyślnaczcionkaakapitu" style:family="text">
      <style:text-properties style:font-name="Calibri" style:font-name-asian="Times New Roman" style:font-name-complex="Times New Roman" fo:language="en" fo:country="US"/>
    </style:style>
    <style:style style:name="T119" style:parent-style-name="Domyślnaczcionkaakapitu" style:family="text">
      <style:text-properties fo:language="en" fo:country="GB"/>
    </style:style>
    <style:style style:name="T120" style:parent-style-name="Domyślnaczcionkaakapitu" style:family="text">
      <style:text-properties fo:language="en" fo:country="US"/>
    </style:style>
    <style:style style:name="T121" style:parent-style-name="Domyślnaczcionkaakapitu" style:family="text">
      <style:text-properties fo:language="en" fo:country="US"/>
    </style:style>
    <style:style style:name="P122" style:parent-style-name="Spistreści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123" style:parent-style-name="Domyślnaczcionkaakapitu" style:family="text">
      <style:text-properties fo:language="en" fo:country="GB"/>
    </style:style>
    <style:style style:name="T124" style:parent-style-name="Domyślnaczcionkaakapitu" style:family="text">
      <style:text-properties style:font-name="Calibri" style:font-name-asian="Times New Roman" style:font-name-complex="Times New Roman" fo:language="en" fo:country="US"/>
    </style:style>
    <style:style style:name="T125" style:parent-style-name="Domyślnaczcionkaakapitu" style:family="text">
      <style:text-properties fo:language="en" fo:country="GB"/>
    </style:style>
    <style:style style:name="T126" style:parent-style-name="Domyślnaczcionkaakapitu" style:family="text">
      <style:text-properties fo:language="en" fo:country="US"/>
    </style:style>
    <style:style style:name="T127" style:parent-style-name="Domyślnaczcionkaakapitu" style:family="text">
      <style:text-properties fo:language="en" fo:country="US"/>
    </style:style>
    <style:style style:name="P128" style:parent-style-name="Normalny" style:family="paragraph">
      <style:text-properties fo:language="en" fo:country="GB"/>
    </style:style>
    <style:style style:name="P129" style:parent-style-name="Normalny" style:family="paragraph">
      <style:text-properties fo:font-size="14pt" style:font-size-asian="14pt" style:font-size-complex="14pt" fo:language="en" fo:country="GB"/>
    </style:style>
    <style:style style:name="P130" style:parent-style-name="Normalny" style:family="paragraph">
      <style:text-properties fo:font-size="14pt" style:font-size-asian="14pt" style:font-size-complex="14pt" fo:language="en" fo:country="GB"/>
    </style:style>
    <style:style style:name="P131" style:parent-style-name="Normalny" style:family="paragraph">
      <style:text-properties fo:font-size="14pt" style:font-size-asian="14pt" style:font-size-complex="14pt" fo:language="en" fo:country="GB"/>
    </style:style>
    <style:style style:name="P132" style:parent-style-name="Normalny" style:family="paragraph">
      <style:text-properties style:font-name="Arial" style:font-name-complex="Arial" fo:font-size="14pt" style:font-size-asian="14pt" style:font-size-complex="14pt" fo:language="en" fo:country="GB"/>
    </style:style>
    <style:style style:name="P133" style:parent-style-name="Normalny" style:family="paragraph">
      <style:text-properties style:font-name="Arial" style:font-name-complex="Arial" fo:font-size="14pt" style:font-size-asian="14pt" style:font-size-complex="14pt" fo:language="en" fo:country="GB"/>
    </style:style>
    <style:style style:name="P134" style:parent-style-name="Nagłówek1" style:list-style-name="WW_OutlineListStyle_3" style:family="paragraph"/>
    <style:style style:name="T135" style:parent-style-name="Domyślnaczcionkaakapitu" style:family="text">
      <style:text-properties fo:language="en" fo:country="US"/>
    </style:style>
    <style:style style:name="P136" style:parent-style-name="Normalny" style:family="paragraph">
      <style:text-properties style:font-name="Arial" style:font-name-complex="Arial" fo:font-size="14pt" style:font-size-asian="14pt" style:font-size-complex="14pt"/>
    </style:style>
    <style:style style:name="P137" style:parent-style-name="Nagłówek2" style:list-style-name="WW_OutlineListStyle_3" style:family="paragraph">
      <style:text-properties fo:font-size="14pt" style:font-size-asian="14pt" style:font-size-complex="14pt"/>
    </style:style>
    <style:style style:name="P138" style:parent-style-name="Normalny" style:family="paragraph">
      <style:text-properties fo:font-size="12pt" style:font-size-asian="12pt" style:font-size-complex="12pt" fo:language="en" fo:country="GB"/>
    </style:style>
    <style:style style:name="P139" style:parent-style-name="Normalny" style:family="paragraph">
      <style:text-properties style:font-name="Arial" style:font-name-complex="Arial" fo:font-size="14pt" style:font-size-asian="14pt" style:font-size-complex="14pt" fo:language="en" fo:country="US"/>
    </style:style>
    <style:style style:name="P140" style:parent-style-name="Nagłówek2" style:list-style-name="WW_OutlineListStyle_3" style:family="paragraph"/>
    <style:style style:name="T141" style:parent-style-name="Domyślnaczcionkaakapitu" style:family="text">
      <style:text-properties fo:font-size="14pt" style:font-size-asian="14pt" style:font-size-complex="14pt" fo:language="en" fo:country="US"/>
    </style:style>
    <style:style style:name="T142" style:parent-style-name="Domyślnaczcionkaakapitu" style:family="text">
      <style:text-properties fo:font-size="14pt" style:font-size-asian="14pt" style:font-size-complex="14pt" fo:language="en" fo:country="US"/>
    </style:style>
    <style:style style:name="T143" style:parent-style-name="Domyślnaczcionkaakapitu" style:family="text">
      <style:text-properties fo:font-size="14pt" style:font-size-asian="14pt" style:font-size-complex="14pt"/>
    </style:style>
    <style:style style:name="P144" style:parent-style-name="Normalny" style:family="paragraph">
      <style:paragraph-properties fo:margin-bottom="0.1111in" fo:line-height="100%"/>
      <style:text-properties fo:font-size="12pt" style:font-size-asian="12pt" style:font-size-complex="12pt" fo:language="en" fo:country="GB"/>
    </style:style>
    <style:style style:name="P145" style:parent-style-name="Normalny" style:family="paragraph">
      <style:text-properties style:font-name="Arial" style:font-name-complex="Arial" fo:font-weight="bold" style:font-weight-asian="bold" fo:font-size="14pt" style:font-size-asian="14pt" style:font-size-complex="14pt" fo:language="en" fo:country="GB"/>
    </style:style>
    <style:style style:name="P146" style:parent-style-name="Nagłówek2" style:list-style-name="WW_OutlineListStyle_3" style:family="paragraph"/>
    <style:style style:name="T147" style:parent-style-name="Domyślnaczcionkaakapitu" style:family="text">
      <style:text-properties fo:font-size="14pt" style:font-size-asian="14pt" style:font-size-complex="14pt" fo:language="en" fo:country="GB"/>
    </style:style>
    <style:style style:name="T148" style:parent-style-name="Domyślnaczcionkaakapitu" style:family="text">
      <style:text-properties fo:font-size="14pt" style:font-size-asian="14pt" style:font-size-complex="14pt" fo:language="en" fo:country="US"/>
    </style:style>
    <style:style style:name="T149" style:parent-style-name="Domyślnaczcionkaakapitu" style:family="text">
      <style:text-properties style:font-name="Calibri" style:font-name-complex="Calibri" fo:font-weight="normal" style:font-weight-asian="normal" fo:font-size="12pt" style:font-size-asian="12pt" style:font-size-complex="12pt" fo:language="en" fo:country="GB"/>
    </style:style>
    <style:style style:name="T150" style:parent-style-name="Domyślnaczcionkaakapitu" style:family="text">
      <style:text-properties style:font-name="Calibri" style:font-name-complex="Calibri" fo:font-weight="normal" style:font-weight-asian="normal" fo:font-size="12pt" style:font-size-asian="12pt" style:font-size-complex="12pt" fo:language="en" fo:country="GB"/>
    </style:style>
    <style:style style:name="T151" style:parent-style-name="Domyślnaczcionkaakapitu" style:family="text">
      <style:text-properties style:font-name="Calibri" style:font-name-complex="Calibri" fo:font-weight="normal" style:font-weight-asian="normal" fo:font-size="12pt" style:font-size-asian="12pt" style:font-size-complex="12pt" fo:language="en" fo:country="GB"/>
    </style:style>
    <style:style style:name="T152" style:parent-style-name="Domyślnaczcionkaakapitu" style:family="text">
      <style:text-properties style:font-name="Calibri" style:font-name-complex="Calibri" fo:font-weight="normal" style:font-weight-asian="normal" fo:font-size="12pt" style:font-size-asian="12pt" style:font-size-complex="12pt" fo:language="en" fo:country="GB"/>
    </style:style>
    <style:style style:name="T153" style:parent-style-name="Domyślnaczcionkaakapitu" style:family="text">
      <style:text-properties style:font-name="Calibri" style:font-name-complex="Calibri" fo:font-weight="normal" style:font-weight-asian="normal" fo:font-size="12pt" style:font-size-asian="12pt" style:font-size-complex="12pt" fo:language="en" fo:country="GB"/>
    </style:style>
    <style:style style:name="T154" style:parent-style-name="Domyślnaczcionkaakapitu" style:family="text">
      <style:text-properties fo:font-size="12pt" style:font-size-asian="12pt" style:font-size-complex="12pt" fo:language="en" fo:country="GB"/>
    </style:style>
    <style:style style:name="T155" style:parent-style-name="Domyślnaczcionkaakapitu" style:family="text">
      <style:text-properties fo:font-size="12pt" style:font-size-asian="12pt" style:font-size-complex="12pt" fo:language="en" fo:country="GB"/>
    </style:style>
    <style:style style:name="P156" style:parent-style-name="Nagłówek2" style:list-style-name="WW_OutlineListStyle_3" style:family="paragraph">
      <style:text-properties fo:font-size="14pt" style:font-size-asian="14pt" style:font-size-complex="14pt" fo:language="en" fo:country="GB"/>
    </style:style>
    <style:style style:name="T157" style:parent-style-name="Domyślnaczcionkaakapitu" style:family="text">
      <style:text-properties fo:font-size="14pt" style:font-size-asian="14pt" style:font-size-complex="14pt" fo:language="en" fo:country="GB"/>
    </style:style>
    <style:style style:name="T158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59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60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61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62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63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64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65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66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67" style:parent-style-name="Domyślnaczcionkaakapitu" style:family="text">
      <style:text-properties fo:font-weight="normal" style:font-weight-asian="normal" style:text-position="sub 66.6%" fo:font-size="12pt" style:font-size-asian="12pt" style:font-size-complex="12pt" fo:language="en" fo:country="GB"/>
    </style:style>
    <style:style style:name="T168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69" style:parent-style-name="Domyślnaczcionkaakapitu" style:family="text">
      <style:text-properties fo:font-weight="normal" style:font-weight-asian="normal" style:text-position="sub 66.6%" fo:font-size="12pt" style:font-size-asian="12pt" style:font-size-complex="12pt" fo:language="en" fo:country="GB"/>
    </style:style>
    <style:style style:name="T170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71" style:parent-style-name="Domyślnaczcionkaakapitu" style:family="text">
      <style:text-properties fo:font-weight="normal" style:font-weight-asian="normal" style:text-position="super 66.6%" fo:font-size="12pt" style:font-size-asian="12pt" style:font-size-complex="12pt" fo:language="en" fo:country="GB"/>
    </style:style>
    <style:style style:name="T172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73" style:parent-style-name="Domyślnaczcionkaakapitu" style:family="text">
      <style:text-properties fo:font-weight="normal" style:font-weight-asian="normal" style:text-position="super 66.6%" fo:font-size="12pt" style:font-size-asian="12pt" style:font-size-complex="12pt" fo:language="en" fo:country="GB"/>
    </style:style>
    <style:style style:name="T174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75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76" style:parent-style-name="Domyślnaczcionkaakapitu" style:family="text">
      <style:text-properties fo:font-weight="normal" style:font-weight-asian="normal" style:text-position="sub 66.6%" fo:font-size="12pt" style:font-size-asian="12pt" style:font-size-complex="12pt" fo:language="en" fo:country="GB"/>
    </style:style>
    <style:style style:name="T177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78" style:parent-style-name="Domyślnaczcionkaakapitu" style:family="text">
      <style:text-properties fo:font-weight="normal" style:font-weight-asian="normal" style:text-position="sub 66.6%" fo:font-size="12pt" style:font-size-asian="12pt" style:font-size-complex="12pt" fo:language="en" fo:country="GB"/>
    </style:style>
    <style:style style:name="T179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80" style:parent-style-name="Domyślnaczcionkaakapitu" style:family="text">
      <style:text-properties fo:font-weight="normal" style:font-weight-asian="normal" style:text-position="super 66.6%" fo:font-size="12pt" style:font-size-asian="12pt" style:font-size-complex="12pt" fo:language="en" fo:country="GB"/>
    </style:style>
    <style:style style:name="T181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82" style:parent-style-name="Domyślnaczcionkaakapitu" style:family="text">
      <style:text-properties fo:font-weight="normal" style:font-weight-asian="normal" style:text-position="super 66.6%" fo:font-size="12pt" style:font-size-asian="12pt" style:font-size-complex="12pt" fo:language="en" fo:country="GB"/>
    </style:style>
    <style:style style:name="T183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P184" style:parent-style-name="Legenda" style:family="paragraph">
      <style:text-properties fo:font-weight="normal" style:font-weight-asian="normal" fo:font-size="14pt" style:font-size-asian="14pt" style:font-size-complex="14pt" fo:language="en" fo:country="GB"/>
    </style:style>
    <style:style style:name="T185" style:parent-style-name="mi" style:family="text">
      <style:text-properties style:font-name="Cambria Math" style:font-name-complex="Cambria Math" fo:color="#333333" fo:font-size="20pt" style:font-size-asian="20pt" style:font-size-complex="20pt" fo:background-color="#FFFFFF" fo:language="en" fo:country="GB"/>
    </style:style>
    <style:style style:name="T186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187" style:parent-style-name="mo" style:family="text">
      <style:text-properties style:font-name="Cambria Math" style:font-name-complex="Cambria Math" fo:color="#333333" style:text-position="sub 65%" fo:font-size="20pt" style:font-size-asian="20pt" style:font-size-complex="20pt" fo:background-color="#FFFFFF" fo:language="en" fo:country="GB"/>
    </style:style>
    <style:style style:name="T188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189" style:parent-style-name="mo" style:family="text">
      <style:text-properties style:font-name="MathJax_Main" fo:color="#333333" style:text-position="sub 65%" fo:font-size="20pt" style:font-size-asian="20pt" style:font-size-complex="20pt" fo:background-color="#FFFFFF" fo:language="en" fo:country="GB"/>
    </style:style>
    <style:style style:name="T190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191" style:parent-style-name="mo" style:family="text">
      <style:text-properties style:font-name="MathJax_Main" fo:color="#333333" style:text-position="sub 65%" fo:font-size="20pt" style:font-size-asian="20pt" style:font-size-complex="20pt" fo:background-color="#FFFFFF" fo:language="en" fo:country="GB"/>
    </style:style>
    <style:style style:name="T192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193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194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195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196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197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198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199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200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201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02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203" style:parent-style-name="mi" style:family="text">
      <style:text-properties style:font-name="MathJax_Math-italic" fo:color="#333333" style:text-position="super 65%" fo:font-size="20pt" style:font-size-asian="20pt" style:font-size-complex="20pt" fo:background-color="#FFFFFF" fo:language="en" fo:country="GB"/>
    </style:style>
    <style:style style:name="T204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205" style:parent-style-name="mi" style:family="text">
      <style:text-properties style:font-name="Cambria Math" style:font-name-complex="Cambria Math" fo:color="#333333" fo:font-size="20pt" style:font-size-asian="20pt" style:font-size-complex="20pt" fo:background-color="#FFFFFF" fo:language="en" fo:country="GB"/>
    </style:style>
    <style:style style:name="T206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07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208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09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210" style:parent-style-name="Domyślnaczcionkaakapitu" style:family="text">
      <style:text-properties style:font-name="Cambria Math" style:font-name-complex="Cambria Math" fo:color="#333333" fo:font-size="20pt" style:font-size-asian="20pt" style:font-size-complex="20pt" fo:background-color="#FFFFFF" fo:language="en" fo:country="GB"/>
    </style:style>
    <style:style style:name="T211" style:parent-style-name="mi" style:family="text">
      <style:text-properties style:font-name="Cambria Math" style:font-name-complex="Cambria Math" fo:color="#333333" fo:font-size="20pt" style:font-size-asian="20pt" style:font-size-complex="20pt" fo:background-color="#FFFFFF" fo:language="en" fo:country="GB"/>
    </style:style>
    <style:style style:name="T212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13" style:parent-style-name="mo" style:family="text">
      <style:text-properties style:font-name="Cambria Math" style:font-name-complex="Cambria Math" fo:color="#333333" style:text-position="sub 65%" fo:font-size="20pt" style:font-size-asian="20pt" style:font-size-complex="20pt" fo:background-color="#FFFFFF" fo:language="en" fo:country="GB"/>
    </style:style>
    <style:style style:name="T214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15" style:parent-style-name="mo" style:family="text">
      <style:text-properties style:font-name="MathJax_Main" fo:color="#333333" style:text-position="sub 65%" fo:font-size="20pt" style:font-size-asian="20pt" style:font-size-complex="20pt" fo:background-color="#FFFFFF" fo:language="en" fo:country="GB"/>
    </style:style>
    <style:style style:name="T216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17" style:parent-style-name="mo" style:family="text">
      <style:text-properties style:font-name="MathJax_Main" fo:color="#333333" style:text-position="sub 65%" fo:font-size="20pt" style:font-size-asian="20pt" style:font-size-complex="20pt" fo:background-color="#FFFFFF" fo:language="en" fo:country="GB"/>
    </style:style>
    <style:style style:name="T218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19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220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21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222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23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224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25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226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27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228" style:parent-style-name="mi" style:family="text">
      <style:text-properties style:font-name="MathJax_Math-italic" fo:color="#333333" style:text-position="super 65%" fo:font-size="20pt" style:font-size-asian="20pt" style:font-size-complex="20pt" fo:background-color="#FFFFFF" fo:language="en" fo:country="GB"/>
    </style:style>
    <style:style style:name="T229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230" style:parent-style-name="mi" style:family="text">
      <style:text-properties style:font-name="Cambria Math" style:font-name-complex="Cambria Math" fo:color="#333333" fo:font-size="20pt" style:font-size-asian="20pt" style:font-size-complex="20pt" fo:background-color="#FFFFFF" fo:language="en" fo:country="GB"/>
    </style:style>
    <style:style style:name="T231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32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233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34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235" style:parent-style-name="Domyślnaczcionkaakapitu" style:family="text">
      <style:text-properties style:font-name="Cambria Math" style:font-name-complex="Cambria Math" fo:color="#333333" fo:font-size="20pt" style:font-size-asian="20pt" style:font-size-complex="20pt" fo:background-color="#FFFFFF" fo:language="en" fo:country="GB"/>
    </style:style>
    <style:style style:name="T236" style:parent-style-name="mi" style:family="text">
      <style:text-properties style:font-name="Cambria Math" style:font-name-complex="Cambria Math" fo:color="#333333" fo:font-size="20pt" style:font-size-asian="20pt" style:font-size-complex="20pt" fo:background-color="#FFFFFF" fo:language="en" fo:country="GB"/>
    </style:style>
    <style:style style:name="T237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38" style:parent-style-name="mo" style:family="text">
      <style:text-properties style:font-name="Cambria Math" style:font-name-complex="Cambria Math" fo:color="#333333" style:text-position="sub 65%" fo:font-size="20pt" style:font-size-asian="20pt" style:font-size-complex="20pt" fo:background-color="#FFFFFF" fo:language="en" fo:country="GB"/>
    </style:style>
    <style:style style:name="T239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40" style:parent-style-name="mo" style:family="text">
      <style:text-properties style:font-name="MathJax_Main" fo:color="#333333" style:text-position="sub 65%" fo:font-size="20pt" style:font-size-asian="20pt" style:font-size-complex="20pt" fo:background-color="#FFFFFF" fo:language="en" fo:country="GB"/>
    </style:style>
    <style:style style:name="T241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42" style:parent-style-name="mo" style:family="text">
      <style:text-properties style:font-name="MathJax_Main" fo:color="#333333" style:text-position="sub 65%" fo:font-size="20pt" style:font-size-asian="20pt" style:font-size-complex="20pt" fo:background-color="#FFFFFF" fo:language="en" fo:country="GB"/>
    </style:style>
    <style:style style:name="T243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44" style:parent-style-name="mi" style:family="text">
      <style:text-properties style:font-name="Cambria Math" style:font-name-complex="Cambria Math" fo:color="#333333" fo:font-size="20pt" style:font-size-asian="20pt" style:font-size-complex="20pt" fo:background-color="#FFFFFF" fo:language="en" fo:country="GB"/>
    </style:style>
    <style:style style:name="T245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46" style:parent-style-name="mo" style:family="text">
      <style:text-properties style:font-name="Cambria Math" style:font-name-complex="Cambria Math" fo:color="#333333" style:text-position="sub 65%" fo:font-size="20pt" style:font-size-asian="20pt" style:font-size-complex="20pt" fo:background-color="#FFFFFF" fo:language="en" fo:country="GB"/>
    </style:style>
    <style:style style:name="T247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48" style:parent-style-name="mo" style:family="text">
      <style:text-properties style:font-name="MathJax_Main" fo:color="#333333" style:text-position="sub 65%" fo:font-size="20pt" style:font-size-asian="20pt" style:font-size-complex="20pt" fo:background-color="#FFFFFF" fo:language="en" fo:country="GB"/>
    </style:style>
    <style:style style:name="T249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50" style:parent-style-name="mo" style:family="text">
      <style:text-properties style:font-name="MathJax_Main" fo:color="#333333" style:text-position="sub 65%" fo:font-size="20pt" style:font-size-asian="20pt" style:font-size-complex="20pt" fo:background-color="#FFFFFF" fo:language="en" fo:country="GB"/>
    </style:style>
    <style:style style:name="T251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52" style:parent-style-name="mo" style:family="text">
      <style:text-properties style:font-name="MathJax_Main" fo:color="#333333" style:text-position="sub 65%" fo:font-size="20pt" style:font-size-asian="20pt" style:font-size-complex="20pt" fo:background-color="#FFFFFF" fo:language="en" fo:country="GB"/>
    </style:style>
    <style:style style:name="T253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54" style:parent-style-name="mo" style:family="text">
      <style:text-properties style:font-name="MathJax_Main" fo:color="#333333" style:text-position="sub 65%" fo:font-size="20pt" style:font-size-asian="20pt" style:font-size-complex="20pt" fo:background-color="#FFFFFF" fo:language="en" fo:country="GB"/>
    </style:style>
    <style:style style:name="T255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56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257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58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259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60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261" style:parent-style-name="Domyślnaczcionkaakapitu" style:family="text">
      <style:text-properties style:font-name="Cambria Math" style:font-name-complex="Cambria Math" fo:color="#333333" fo:font-size="20pt" style:font-size-asian="20pt" style:font-size-complex="20pt" fo:background-color="#FFFFFF" fo:language="en" fo:country="GB"/>
    </style:style>
    <style:style style:name="T262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263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64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265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66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267" style:parent-style-name="mo" style:family="text">
      <style:text-properties style:font-name="Cambria Math" style:font-name-complex="Cambria Math" fo:color="#333333" fo:font-size="20pt" style:font-size-asian="20pt" style:font-size-complex="20pt" fo:background-color="#FFFFFF" fo:language="en" fo:country="GB"/>
    </style:style>
    <style:style style:name="T268" style:parent-style-name="Domyślnaczcionkaakapitu" style:family="text">
      <style:text-properties style:font-name="Cambria Math" style:font-name-complex="Cambria Math" fo:color="#333333" fo:font-size="20pt" style:font-size-asian="20pt" style:font-size-complex="20pt" fo:background-color="#FFFFFF" fo:language="en" fo:country="GB"/>
    </style:style>
    <style:style style:name="T269" style:parent-style-name="mi" style:family="text">
      <style:text-properties style:font-name="Cambria Math" style:font-name-complex="Cambria Math" fo:color="#333333" fo:font-size="20pt" style:font-size-asian="20pt" style:font-size-complex="20pt" fo:background-color="#FFFFFF" fo:language="en" fo:country="GB"/>
    </style:style>
    <style:style style:name="T270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71" style:parent-style-name="mo" style:family="text">
      <style:text-properties style:font-name="Cambria Math" style:font-name-complex="Cambria Math" fo:color="#333333" style:text-position="sub 65%" fo:font-size="20pt" style:font-size-asian="20pt" style:font-size-complex="20pt" fo:background-color="#FFFFFF" fo:language="en" fo:country="GB"/>
    </style:style>
    <style:style style:name="T272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73" style:parent-style-name="mo" style:family="text">
      <style:text-properties style:font-name="MathJax_Main" fo:color="#333333" style:text-position="sub 65%" fo:font-size="20pt" style:font-size-asian="20pt" style:font-size-complex="20pt" fo:background-color="#FFFFFF" fo:language="en" fo:country="GB"/>
    </style:style>
    <style:style style:name="T274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75" style:parent-style-name="mo" style:family="text">
      <style:text-properties style:font-name="MathJax_Main" fo:color="#333333" style:text-position="sub 65%" fo:font-size="20pt" style:font-size-asian="20pt" style:font-size-complex="20pt" fo:background-color="#FFFFFF" fo:language="en" fo:country="GB"/>
    </style:style>
    <style:style style:name="T276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77" style:parent-style-name="mi" style:family="text">
      <style:text-properties style:font-name="Cambria Math" style:font-name-complex="Cambria Math" fo:color="#333333" fo:font-size="20pt" style:font-size-asian="20pt" style:font-size-complex="20pt" fo:background-color="#FFFFFF" fo:language="en" fo:country="GB"/>
    </style:style>
    <style:style style:name="T278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79" style:parent-style-name="mo" style:family="text">
      <style:text-properties style:font-name="Cambria Math" style:font-name-complex="Cambria Math" fo:color="#333333" style:text-position="sub 65%" fo:font-size="20pt" style:font-size-asian="20pt" style:font-size-complex="20pt" fo:background-color="#FFFFFF" fo:language="en" fo:country="GB"/>
    </style:style>
    <style:style style:name="T280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81" style:parent-style-name="mo" style:family="text">
      <style:text-properties style:font-name="MathJax_Main" fo:color="#333333" style:text-position="sub 65%" fo:font-size="20pt" style:font-size-asian="20pt" style:font-size-complex="20pt" fo:background-color="#FFFFFF" fo:language="en" fo:country="GB"/>
    </style:style>
    <style:style style:name="T282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83" style:parent-style-name="mo" style:family="text">
      <style:text-properties style:font-name="MathJax_Main" fo:color="#333333" style:text-position="sub 65%" fo:font-size="20pt" style:font-size-asian="20pt" style:font-size-complex="20pt" fo:background-color="#FFFFFF" fo:language="en" fo:country="GB"/>
    </style:style>
    <style:style style:name="T284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85" style:parent-style-name="mo" style:family="text">
      <style:text-properties style:font-name="MathJax_Main" fo:color="#333333" style:text-position="sub 65%" fo:font-size="20pt" style:font-size-asian="20pt" style:font-size-complex="20pt" fo:background-color="#FFFFFF" fo:language="en" fo:country="GB"/>
    </style:style>
    <style:style style:name="T286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87" style:parent-style-name="mo" style:family="text">
      <style:text-properties style:font-name="MathJax_Main" fo:color="#333333" style:text-position="sub 65%" fo:font-size="20pt" style:font-size-asian="20pt" style:font-size-complex="20pt" fo:background-color="#FFFFFF" fo:language="en" fo:country="GB"/>
    </style:style>
    <style:style style:name="T288" style:parent-style-name="mo" style:family="text">
      <style:text-properties style:font-name="Cambria Math" style:font-name-complex="Cambria Math" fo:color="#333333" fo:font-size="20pt" style:font-size-asian="20pt" style:font-size-complex="20pt" fo:background-color="#FFFFFF" fo:language="en" fo:country="GB"/>
    </style:style>
    <style:style style:name="T289" style:parent-style-name="mo" style:family="text">
      <style:text-properties style:font-name="Cambria Math" style:font-name-complex="Cambria Math" fo:color="#333333" style:text-position="sub 65%" fo:font-size="20pt" style:font-size-asian="20pt" style:font-size-complex="20pt" fo:background-color="#FFFFFF" fo:language="en" fo:country="GB"/>
    </style:style>
    <style:style style:name="T290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91" style:parent-style-name="mo" style:family="text">
      <style:text-properties style:font-name="Cambria Math" style:font-name-complex="Cambria Math" fo:color="#333333" style:text-position="sub 65%" fo:font-size="20pt" style:font-size-asian="20pt" style:font-size-complex="20pt" fo:background-color="#FFFFFF" fo:language="en" fo:country="GB"/>
    </style:style>
    <style:style style:name="T292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93" style:parent-style-name="mo" style:family="text">
      <style:text-properties style:font-name="MathJax_Main" fo:color="#333333" style:text-position="sub 65%" fo:font-size="20pt" style:font-size-asian="20pt" style:font-size-complex="20pt" fo:background-color="#FFFFFF" fo:language="en" fo:country="GB"/>
    </style:style>
    <style:style style:name="T294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95" style:parent-style-name="mo" style:family="text">
      <style:text-properties style:font-name="MathJax_Main" fo:color="#333333" style:text-position="sub 65%" fo:font-size="20pt" style:font-size-asian="20pt" style:font-size-complex="20pt" fo:background-color="#FFFFFF" fo:language="en" fo:country="GB"/>
    </style:style>
    <style:style style:name="T296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97" style:parent-style-name="mo" style:family="text">
      <style:text-properties style:font-name="MathJax_Main" fo:color="#333333" fo:font-size="20pt" style:font-size-asian="20pt" style:font-size-complex="20pt" fo:background-color="#FFFFFF" fo:language="en" fo:country="GB"/>
    </style:style>
    <style:style style:name="T298" style:parent-style-name="mo" style:family="text">
      <style:text-properties style:font-name="MathJax_Main" fo:color="#333333" style:text-position="sub 65%" fo:font-size="20pt" style:font-size-asian="20pt" style:font-size-complex="20pt" fo:background-color="#FFFFFF" fo:language="en" fo:country="GB"/>
    </style:style>
    <style:style style:name="T299" style:parent-style-name="Domyślnaczcionkaakapitu" style:family="text">
      <style:text-properties style:font-name="Cambria Math" style:font-name-complex="Cambria Math" fo:color="#333333" fo:font-size="20pt" style:font-size-asian="20pt" style:font-size-complex="20pt" fo:background-color="#FFFFFF" fo:language="en" fo:country="GB"/>
    </style:style>
    <style:style style:name="T300" style:parent-style-name="Domyślnaczcionkaakapitu" style:family="text">
      <style:text-properties style:font-name="Cambria Math" style:font-name-complex="Cambria Math" fo:color="#333333" style:text-position="sub 65%" fo:font-size="20pt" style:font-size-asian="20pt" style:font-size-complex="20pt" fo:background-color="#FFFFFF" fo:language="en" fo:country="GB"/>
    </style:style>
    <style:style style:name="T301" style:parent-style-name="mo" style:family="text">
      <style:text-properties style:font-name="MathJax_Main" fo:color="#333333" fo:font-size="20pt" style:font-size-asian="20pt" style:font-size-complex="20pt" fo:background-color="#FFFFFF" fo:language="en" fo:country="GB"/>
    </style:style>
    <style:style style:name="T302" style:parent-style-name="mo" style:family="text">
      <style:text-properties style:font-name="MathJax_Main" fo:color="#333333" style:text-position="sub 65%" fo:font-size="20pt" style:font-size-asian="20pt" style:font-size-complex="20pt" fo:background-color="#FFFFFF" fo:language="en" fo:country="GB"/>
    </style:style>
    <style:style style:name="T303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304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305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306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307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308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309" style:parent-style-name="Domyślnaczcionkaakapitu" style:family="text">
      <style:text-properties style:font-name="Cambria Math" style:font-name-complex="Cambria Math" fo:color="#333333" fo:font-size="20pt" style:font-size-asian="20pt" style:font-size-complex="20pt" fo:background-color="#FFFFFF" fo:language="en" fo:country="GB"/>
    </style:style>
    <style:style style:name="T310" style:parent-style-name="Domyślnaczcionkaakapitu" style:family="text">
      <style:text-properties style:font-name="Cambria Math" style:font-name-complex="Cambria Math" fo:color="#333333" fo:font-size="20pt" style:font-size-asian="20pt" style:font-size-complex="20pt" fo:background-color="#FFFFFF" fo:language="en" fo:country="GB"/>
    </style:style>
    <style:style style:name="T311" style:parent-style-name="mo" style:family="text">
      <style:text-properties style:font-name="Cambria Math" style:font-name-complex="Cambria Math" fo:color="#333333" fo:font-size="20pt" style:font-size-asian="20pt" style:font-size-complex="20pt" fo:background-color="#FFFFFF" fo:language="en" fo:country="GB"/>
    </style:style>
    <style:style style:name="T312" style:parent-style-name="Domyślnaczcionkaakapitu" style:family="text">
      <style:text-properties style:font-name="Cambria Math" style:font-name-complex="Cambria Math" fo:color="#333333" fo:font-size="20pt" style:font-size-asian="20pt" style:font-size-complex="20pt" fo:background-color="#FFFFFF" fo:language="en" fo:country="GB"/>
    </style:style>
    <style:style style:name="T313" style:parent-style-name="mo" style:family="text">
      <style:text-properties style:font-name="Cambria Math" style:font-name-complex="Cambria Math" fo:color="#333333" style:text-position="sub 65%" fo:font-size="20pt" style:font-size-asian="20pt" style:font-size-complex="20pt" fo:background-color="#FFFFFF" fo:language="en" fo:country="GB"/>
    </style:style>
    <style:style style:name="T314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315" style:parent-style-name="mo" style:family="text">
      <style:text-properties style:font-name="MathJax_Main" fo:color="#333333" style:text-position="sub 65%" fo:font-size="20pt" style:font-size-asian="20pt" style:font-size-complex="20pt" fo:background-color="#FFFFFF" fo:language="en" fo:country="GB"/>
    </style:style>
    <style:style style:name="T316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317" style:parent-style-name="mo" style:family="text">
      <style:text-properties style:font-name="MathJax_Main" fo:color="#333333" fo:font-size="20pt" style:font-size-asian="20pt" style:font-size-complex="20pt" fo:background-color="#FFFFFF" fo:language="en" fo:country="GB"/>
    </style:style>
    <style:style style:name="T318" style:parent-style-name="mo" style:family="text">
      <style:text-properties style:font-name="MathJax_Main" fo:color="#333333" style:text-position="sub 65%" fo:font-size="20pt" style:font-size-asian="20pt" style:font-size-complex="20pt" fo:background-color="#FFFFFF" fo:language="en" fo:country="GB"/>
    </style:style>
    <style:style style:name="T319" style:parent-style-name="Domyślnaczcionkaakapitu" style:family="text">
      <style:text-properties style:font-name="Cambria Math" style:font-name-complex="Cambria Math" fo:color="#333333" fo:font-size="20pt" style:font-size-asian="20pt" style:font-size-complex="20pt" fo:background-color="#FFFFFF" fo:language="en" fo:country="GB"/>
    </style:style>
    <style:style style:name="T320" style:parent-style-name="Domyślnaczcionkaakapitu" style:family="text">
      <style:text-properties style:font-name="Cambria Math" style:font-name-complex="Cambria Math" fo:color="#333333" style:text-position="sub 65%" fo:font-size="20pt" style:font-size-asian="20pt" style:font-size-complex="20pt" fo:background-color="#FFFFFF" fo:language="en" fo:country="GB"/>
    </style:style>
    <style:style style:name="T321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322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323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324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325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P326" style:parent-style-name="Legenda" style:family="paragraph">
      <style:text-properties fo:language="en" fo:country="GB"/>
    </style:style>
    <style:style style:name="T327" style:parent-style-name="mi" style:family="text">
      <style:text-properties style:font-name="MathJax_Math-italic" fo:font-weight="normal" style:font-weight-asian="normal" fo:color="#333333" fo:font-size="12pt" style:font-size-asian="12pt" style:font-size-complex="12pt" fo:background-color="#FFFFFF" fo:language="en" fo:country="GB"/>
    </style:style>
    <style:style style:name="T328" style:parent-style-name="mi" style:family="text">
      <style:text-properties style:font-name="MathJax_Math-italic" fo:font-weight="normal" style:font-weight-asian="normal" fo:color="#333333" fo:font-size="12pt" style:font-size-asian="12pt" style:font-size-complex="12pt" fo:background-color="#FFFFFF" fo:language="en" fo:country="GB"/>
    </style:style>
    <style:style style:name="T329" style:parent-style-name="mi" style:family="text">
      <style:text-properties style:font-name="MathJax_Math-italic" fo:font-weight="normal" style:font-weight-asian="normal" fo:color="#333333" fo:font-size="12pt" style:font-size-asian="12pt" style:font-size-complex="12pt" fo:background-color="#FFFFFF"/>
    </style:style>
    <style:style style:name="T330" style:parent-style-name="Domyślnaczcionkaakapitu" style:family="text">
      <style:text-properties style:font-name="Cambria Math" style:font-name-complex="Cambria Math" fo:font-weight="normal" style:font-weight-asian="normal" fo:color="#333333" fo:font-size="12pt" style:font-size-asian="12pt" style:font-size-complex="12pt" fo:background-color="#FFFFFF"/>
    </style:style>
    <style:style style:name="T331" style:parent-style-name="mi" style:family="text">
      <style:text-properties style:font-name="MathJax_Math-italic" fo:font-weight="normal" style:font-weight-asian="normal" fo:color="#333333" fo:font-size="12pt" style:font-size-asian="12pt" style:font-size-complex="12pt" fo:background-color="#FFFFFF"/>
    </style:style>
    <style:style style:name="T332" style:parent-style-name="Domyślnaczcionkaakapitu" style:family="text">
      <style:text-properties style:font-name="Cambria Math" style:font-name-complex="Cambria Math" fo:font-weight="normal" style:font-weight-asian="normal" fo:color="#222222" fo:font-size="12pt" style:font-size-asian="12pt" style:font-size-complex="12pt" fo:background-color="#FFFFFF"/>
    </style:style>
    <style:style style:name="T333" style:parent-style-name="Domyślnaczcionkaakapitu" style:family="text">
      <style:text-properties fo:font-weight="normal" style:font-weight-asian="normal" fo:color="#222222" fo:font-size="12pt" style:font-size-asian="12pt" style:font-size-complex="12pt" fo:background-color="#FFFFFF"/>
    </style:style>
    <style:style style:name="T334" style:parent-style-name="mo" style:family="text">
      <style:text-properties style:font-name="Cambria Math" style:font-name-complex="Cambria Math" fo:font-weight="normal" style:font-weight-asian="normal" fo:color="#333333" fo:font-size="12pt" style:font-size-asian="12pt" style:font-size-complex="12pt" fo:background-color="#FFFFFF"/>
    </style:style>
    <style:style style:name="T335" style:parent-style-name="mi" style:family="text">
      <style:text-properties style:font-name="MathJax_Math-italic" fo:font-weight="normal" style:font-weight-asian="normal" fo:color="#333333" fo:font-size="12pt" style:font-size-asian="12pt" style:font-size-complex="12pt" fo:background-color="#FFFFFF"/>
    </style:style>
    <style:style style:name="T336" style:parent-style-name="mo" style:family="text">
      <style:text-properties style:font-name="Cambria Math" style:font-name-complex="Cambria Math" fo:font-weight="normal" style:font-weight-asian="normal" fo:color="#333333" fo:font-size="12pt" style:font-size-asian="12pt" style:font-size-complex="12pt" fo:background-color="#FFFFFF"/>
    </style:style>
    <style:style style:name="T337" style:parent-style-name="Domyślnaczcionkaakapitu" style:family="text">
      <style:text-properties style:font-name="Cambria Math" style:font-name-complex="Cambria Math" fo:font-weight="normal" style:font-weight-asian="normal" fo:color="#333333" fo:font-size="12pt" style:font-size-asian="12pt" style:font-size-complex="12pt" fo:background-color="#FFFFFF"/>
    </style:style>
    <style:style style:name="P338" style:parent-style-name="Legenda" style:family="paragraph">
      <style:text-properties style:font-name="Cambria Math" style:font-name-complex="Cambria Math" fo:color="#333333" fo:font-size="14pt" style:font-size-asian="14pt" style:font-size-complex="14pt" fo:background-color="#FFFFFF"/>
    </style:style>
    <style:style style:name="P339" style:parent-style-name="Nagłówek1" style:list-style-name="WW_OutlineListStyle_3" style:family="paragraph">
      <style:text-properties fo:language="en" fo:country="GB"/>
    </style:style>
    <style:style style:name="P340" style:parent-style-name="Normalny" style:family="paragraph">
      <style:text-properties fo:font-size="14pt" style:font-size-asian="14pt" style:font-size-complex="14pt" fo:language="en" fo:country="GB"/>
    </style:style>
    <style:style style:name="P341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42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43" style:parent-style-name="Normalny" style:family="paragraph">
      <style:paragraph-properties fo:margin-bottom="0in" fo:line-height="100%"/>
    </style:style>
    <style:style style:name="T344" style:parent-style-name="Domyślnaczcionkaakapitu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45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P346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47" style:parent-style-name="Normalny" style:family="paragraph">
      <style:paragraph-properties fo:margin-bottom="0in" fo:line-height="100%" fo:margin-left="0.5in">
        <style:tab-stops/>
      </style:paragraph-properties>
    </style:style>
    <style:style style:name="T348" style:parent-style-name="Domyślnaczcionkaakapitu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49" style:parent-style-name="Domyślnaczcionkaakapitu" style:family="text">
      <style:text-properties style:font-name="Courier New" style:font-name-asian="Times New Roman" style:font-name-complex="Courier New" fo:language="en" fo:country="GB" style:language-asian="en" style:country-asian="GB"/>
    </style:style>
    <style:style style:name="T350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T351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P352" style:parent-style-name="Normalny" style:family="paragraph">
      <style:paragraph-properties fo:margin-bottom="0in" fo:line-height="100%" fo:margin-left="0.5in">
        <style:tab-stops/>
      </style:paragraph-properties>
    </style:style>
    <style:style style:name="T353" style:parent-style-name="Domyślnaczcionkaakapitu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54" style:parent-style-name="Domyślnaczcionkaakapitu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55" style:parent-style-name="Domyślnaczcionkaakapitu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56" style:parent-style-name="Domyślnaczcionkaakapitu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57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T358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T359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P360" style:parent-style-name="Normalny" style:family="paragraph">
      <style:paragraph-properties fo:margin-bottom="0in" fo:line-height="100%" fo:margin-lef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61" style:parent-style-name="Normalny" style:family="paragraph">
      <style:paragraph-properties fo:margin-bottom="0in" fo:line-height="100%" fo:margin-lef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62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63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64" style:parent-style-name="Normalny" style:family="paragraph">
      <style:paragraph-properties fo:margin-bottom="0in" fo:line-height="100%"/>
    </style:style>
    <style:style style:name="T365" style:parent-style-name="Domyślnaczcionkaakapitu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66" style:parent-style-name="Domyślnaczcionkaakapitu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67" style:parent-style-name="Domyślnaczcionkaakapitu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68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T369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T370" style:parent-style-name="Domyślnaczcionkaakapitu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71" style:parent-style-name="Domyślnaczcionkaakapitu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72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T373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T374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T375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T376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T377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T378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T379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T380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T381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T382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T383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T384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T385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T386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P387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88" style:parent-style-name="Normalny" style:family="paragraph">
      <style:paragraph-properties fo:margin-bottom="0in" fo:line-height="100%" fo:text-indent="0.5in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89" style:parent-style-name="Normalny" style:family="paragraph">
      <style:paragraph-properties fo:margin-bottom="0in" fo:line-height="100%" fo:text-indent="0.5in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90" style:parent-style-name="Normalny" style:family="paragraph">
      <style:paragraph-properties fo:margin-bottom="0in" fo:line-height="100%" fo:text-indent="0.5in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91" style:parent-style-name="Normalny" style:family="paragraph">
      <style:paragraph-properties fo:margin-bottom="0in" fo:line-height="100%" fo:text-indent="0.5in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92" style:parent-style-name="Normalny" style:family="paragraph">
      <style:paragraph-properties fo:margin-bottom="0in" fo:line-height="100%" fo:text-indent="0.5in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93" style:parent-style-name="Normalny" style:family="paragraph">
      <style:paragraph-properties fo:margin-bottom="0in" fo:line-height="100%" fo:text-indent="0.5in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94" style:parent-style-name="Normalny" style:family="paragraph">
      <style:paragraph-properties fo:margin-bottom="0in" fo:line-height="100%" fo:text-indent="0.5in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95" style:parent-style-name="Normalny" style:family="paragraph">
      <style:paragraph-properties fo:margin-bottom="0in" fo:line-height="100%" fo:margin-left="0.5in" fo:text-inden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96" style:parent-style-name="Normalny" style:family="paragraph">
      <style:paragraph-properties fo:margin-bottom="0in" fo:line-height="100%" fo:margin-left="1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97" style:parent-style-name="Normalny" style:family="paragraph">
      <style:paragraph-properties fo:margin-bottom="0in" fo:line-height="100%" fo:margin-left="1in" fo:text-inden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98" style:parent-style-name="Normalny" style:family="paragraph">
      <style:paragraph-properties fo:margin-bottom="0in" fo:line-height="100%" fo:margin-left="1in" fo:text-inden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99" style:parent-style-name="Normalny" style:family="paragraph">
      <style:paragraph-properties fo:margin-bottom="0in" fo:line-height="100%" fo:margin-left="1in" fo:text-indent="0.5in">
        <style:tab-stops/>
      </style:paragraph-properties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P400" style:parent-style-name="Normalny" style:family="paragraph">
      <style:paragraph-properties fo:margin-bottom="0in" fo:line-height="100%" fo:margin-left="2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01" style:parent-style-name="Normalny" style:family="paragraph">
      <style:paragraph-properties fo:margin-bottom="0in" fo:line-height="100%" fo:margin-left="2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02" style:parent-style-name="Normalny" style:family="paragraph">
      <style:paragraph-properties fo:margin-bottom="0in" fo:line-height="100%" fo:margin-left="2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03" style:parent-style-name="Normalny" style:family="paragraph">
      <style:paragraph-properties fo:margin-bottom="0in" fo:line-height="100%" fo:margin-left="2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04" style:parent-style-name="Normalny" style:family="paragraph">
      <style:paragraph-properties fo:margin-bottom="0in" fo:line-height="100%" fo:margin-left="2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05" style:parent-style-name="Normalny" style:family="paragraph">
      <style:paragraph-properties fo:margin-bottom="0in" fo:line-height="100%" fo:margin-left="2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06" style:parent-style-name="Normalny" style:family="paragraph">
      <style:paragraph-properties fo:margin-bottom="0in" fo:line-height="100%" fo:margin-left="2in" fo:text-inden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07" style:parent-style-name="Normalny" style:family="paragraph">
      <style:paragraph-properties fo:margin-bottom="0in" fo:line-height="100%" fo:margin-left="2.5in" fo:text-inden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08" style:parent-style-name="Normalny" style:family="paragraph">
      <style:paragraph-properties fo:margin-bottom="0in" fo:line-height="100%" fo:margin-left="2.5in" fo:text-inden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09" style:parent-style-name="Normalny" style:family="paragraph">
      <style:paragraph-properties fo:margin-bottom="0in" fo:line-height="100%" fo:margin-left="3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10" style:parent-style-name="Normalny" style:family="paragraph">
      <style:paragraph-properties fo:margin-bottom="0in" fo:line-height="100%" fo:margin-left="2.5in" fo:text-inden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11" style:parent-style-name="Normalny" style:family="paragraph">
      <style:paragraph-properties fo:margin-bottom="0in" fo:line-height="100%" fo:margin-left="2in" fo:text-inden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12" style:parent-style-name="Normalny" style:family="paragraph">
      <style:paragraph-properties fo:margin-bottom="0in" fo:line-height="100%" fo:margin-left="2in" fo:text-inden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13" style:parent-style-name="Normalny" style:family="paragraph">
      <style:paragraph-properties fo:margin-bottom="0in" fo:line-height="100%" fo:margin-left="2in" fo:text-inden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14" style:parent-style-name="Normalny" style:family="paragraph">
      <style:paragraph-properties fo:margin-bottom="0in" fo:line-height="100%" fo:margin-left="3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15" style:parent-style-name="Normalny" style:family="paragraph">
      <style:paragraph-properties fo:margin-bottom="0in" fo:line-height="100%" fo:margin-left="2in" fo:text-inden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16" style:parent-style-name="Normalny" style:family="paragraph">
      <style:paragraph-properties fo:margin-bottom="0in" fo:line-height="100%" fo:margin-left="2in" fo:text-inden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17" style:parent-style-name="Normalny" style:family="paragraph">
      <style:paragraph-properties fo:margin-bottom="0in" fo:line-height="100%" fo:margin-left="2in" fo:text-inden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18" style:parent-style-name="Normalny" style:family="paragraph">
      <style:paragraph-properties fo:margin-bottom="0in" fo:line-height="100%" fo:margin-left="1.5in" fo:text-inden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19" style:parent-style-name="Normalny" style:family="paragraph">
      <style:paragraph-properties fo:margin-bottom="0in" fo:line-height="100%" fo:margin-left="1in" fo:text-inden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20" style:parent-style-name="Normalny" style:family="paragraph">
      <style:paragraph-properties fo:margin-bottom="0in" fo:line-height="100%" fo:margin-left="0.5in" fo:text-inden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21" style:parent-style-name="Normalny" style:family="paragraph">
      <style:paragraph-properties fo:margin-bottom="0in" fo:line-height="100%" fo:text-indent="0.5in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22" style:parent-style-name="Normalny" style:family="paragraph">
      <style:paragraph-properties fo:margin-bottom="0in" fo:line-height="100%" fo:text-indent="0.5in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23" style:parent-style-name="Normalny" style:family="paragraph">
      <style:paragraph-properties fo:margin-bottom="0in" fo:line-height="100%" fo:text-indent="0.5in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24" style:parent-style-name="Normalny" style:family="paragraph">
      <style:paragraph-properties fo:margin-bottom="0in" fo:line-height="100%" fo:margin-left="0.5in" fo:text-inden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25" style:parent-style-name="Normalny" style:family="paragraph">
      <style:paragraph-properties fo:margin-bottom="0in" fo:line-height="100%" fo:margin-left="0.5in" fo:text-inden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26" style:parent-style-name="Normalny" style:family="paragraph">
      <style:paragraph-properties fo:margin-bottom="0in" fo:line-height="100%" fo:margin-left="0.5in" fo:text-inden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27" style:parent-style-name="Normalny" style:family="paragraph">
      <style:paragraph-properties fo:margin-bottom="0in" fo:line-height="100%" fo:text-indent="0.5in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28" style:parent-style-name="Normalny" style:family="paragraph">
      <style:paragraph-properties fo:margin-bottom="0in" fo:line-height="100%" fo:text-indent="0.5in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29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30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31" style:parent-style-name="Normalny" style:family="paragraph">
      <style:paragraph-properties fo:margin-bottom="0in" fo:line-height="100%"/>
    </style:style>
    <style:style style:name="T432" style:parent-style-name="Domyślnaczcionkaakapitu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433" style:parent-style-name="Domyślnaczcionkaakapitu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434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P435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36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37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38" style:parent-style-name="Normalny" style:family="paragraph">
      <style:paragraph-properties fo:margin-bottom="0in" fo:line-height="100%"/>
    </style:style>
    <style:style style:name="T439" style:parent-style-name="Domyślnaczcionkaakapitu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440" style:parent-style-name="Domyślnaczcionkaakapitu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441" style:parent-style-name="Domyślnaczcionkaakapitu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442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P443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44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45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46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47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48" style:parent-style-name="Normalny" style:family="paragraph">
      <style:paragraph-properties fo:margin-bottom="0in" fo:line-height="100%"/>
    </style:style>
    <style:style style:name="T449" style:parent-style-name="Domyślnaczcionkaakapitu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450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P451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52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53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54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55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56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57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58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59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60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61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62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63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64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65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66" style:parent-style-name="Normalny" style:family="paragraph">
      <style:paragraph-properties fo:margin-bottom="0in" fo:line-height="100%"/>
    </style:style>
    <style:style style:name="T467" style:parent-style-name="Domyślnaczcionkaakapitu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468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T469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P470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71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72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73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74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75" style:parent-style-name="Normalny" style:family="paragraph">
      <style:paragraph-properties fo:margin-bottom="0in" fo:line-height="100%" fo:margin-left="0.5in" fo:text-inden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76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77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78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79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80" style:parent-style-name="Normalny" style:family="paragraph">
      <style:paragraph-properties fo:margin-bottom="0in" fo:line-height="100%" fo:margin-lef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81" style:parent-style-name="Normalny" style:family="paragraph">
      <style:paragraph-properties fo:margin-bottom="0in" fo:line-height="100%" fo:text-indent="0.5in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82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83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84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85" style:parent-style-name="Nagłówek1" style:list-style-name="WW_OutlineListStyle_3" style:family="paragraph">
      <style:text-properties fo:language="en" fo:country="GB"/>
    </style:style>
    <style:style style:name="P486" style:parent-style-name="Normalny" style:family="paragraph">
      <style:text-properties fo:language="en" fo:country="GB"/>
    </style:style>
    <style:style style:name="P487" style:parent-style-name="Normalny" style:family="paragraph">
      <style:text-properties fo:language="en" fo:country="GB"/>
    </style:style>
    <style:style style:name="P488" style:parent-style-name="Normalny" style:family="paragraph">
      <style:text-properties fo:language="en" fo:country="GB"/>
    </style:style>
    <style:style style:name="P489" style:parent-style-name="Nagłówek1" style:list-style-name="WW_OutlineListStyle_3" style:family="paragraph">
      <style:text-properties fo:language="en" fo:country="GB"/>
    </style:style>
    <style:style style:name="P490" style:parent-style-name="Normalny" style:family="paragraph">
      <style:text-properties fo:language="en" fo:country="GB"/>
    </style:style>
    <style:style style:name="P491" style:parent-style-name="Normalny" style:family="paragraph">
      <style:paragraph-properties fo:margin-bottom="0in" fo:line-height="100%"/>
      <style:text-properties fo:language="en" fo:country="GB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Faculty of Mathematics and Information Science Warsaw University of Technology</text:p>
      <text:p text:style-name="P2"/>
      <text:p text:style-name="P3"><text:span text:style-name="T4"><draw:frame draw:style-name="a0" draw:name="Picture 1" text:anchor-type="as-char" svg:x="0in" svg:y="0in" svg:width="1.85417in" svg:height="1.78125in" style:rel-width="scale" style:rel-height="scale"><draw:image xlink:href="media/image1.wmf" xlink:type="simple" xlink:show="embed" xlink:actuate="onLoad"/><svg:title/><svg:desc/></draw:frame></text:span></text:p>
      <text:p text:style-name="P5"/>
      <text:p text:style-name="P6"/>
      <text:p text:style-name="P7">Algorithms and Computability Project</text:p>
      <text:p text:style-name="P8"/>
      <text:p text:style-name="P9"/>
      <text:p text:style-name="P10">prepared by:<text:line-break/>Kuśmierczyk Aleksander<text:line-break/>Sławińska Martyna<text:line-break/>Żaba<text:s/>Kornel</text:p>
      <text:p text:style-name="P11"/>
      <text:p text:style-name="P12"/>
      <text:p text:style-name="P13"/>
      <text:p text:style-name="P14">Version no. 1.0</text:p>
      <text:p text:style-name="P15">Date: 19.10.2017</text:p>
      <text:p text:style-name="P16"/>
      <text:p text:style-name="P17"/>
      <text:p text:style-name="P18"/>
      <text:p text:style-name="P19"/>
      <text:soft-page-break/>
      <text:p text:style-name="P20">History of changes</text:p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Date</text:p>
          </table:table-cell>
          <table:table-cell table:style-name="TableCell29">
            <text:p text:style-name="P30">Author</text:p>
          </table:table-cell>
          <table:table-cell table:style-name="TableCell31">
            <text:p text:style-name="P32">Description</text:p>
          </table:table-cell>
          <table:table-cell table:style-name="TableCell33">
            <text:p text:style-name="P34">Version</text:p>
          </table:table-cell>
        </table:table-row>
        <table:table-row table:style-name="TableRow35">
          <table:table-cell table:style-name="TableCell36">
            <text:p text:style-name="P37">19.10.2017</text:p>
          </table:table-cell>
          <table:table-cell table:style-name="TableCell38">
            <text:p text:style-name="P39">Kuśmierczyk Aleksander</text:p>
            <text:p text:style-name="P40">Sławińska Martyna</text:p>
            <text:p text:style-name="P41">Żaba Kornel</text:p>
          </table:table-cell>
          <table:table-cell table:style-name="TableCell42">
            <text:p text:style-name="P43"><text:span text:style-name="T44">First version</text:span></text:p>
          </table:table-cell>
          <table:table-cell table:style-name="TableCell45">
            <text:p text:style-name="P46">1.0</text:p>
          </table:table-cell>
        </table:table-row>
        <table:table-row table:style-name="TableRow47">
          <table:table-cell table:style-name="TableCell48">
            <text:p text:style-name="P49">06.11.2017</text:p>
          </table:table-cell>
          <table:table-cell table:style-name="TableCell50">
            <text:p text:style-name="P51">Kuśmierczyk Aleksander</text:p>
            <text:p text:style-name="P52">Sławińska Martyna</text:p>
            <text:p text:style-name="P53">Żaba Kornel</text:p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</table:table>
      <text:p text:style-name="P76"><text:bookmark-start text:name="_Toc462868751"/><text:bookmark-end text:name="_Toc462868751"/><text:span text:style-name="T77"><text:line-break/></text:span><text:span text:style-name="T78"><text:line-break/></text:span><text:bookmark-start text:name="_Toc496172275"/>Table of Contents<text:bookmark-end text:name="_Toc496172275"/></text:p>
      <text:p text:style-name="P79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Spistreści1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Spistreści2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Normalny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Normalny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Normalny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Normalny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Normalny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Normalny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Normalny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80"><text:span text:style-name="T81">1</text:span><text:span text:style-name="T82"><text:tab/></text:span><text:span text:style-name="T83">Problem definition</text:span><text:span text:style-name="T84"><text:tab/></text:span><text:span text:style-name="T85">3</text:span></text:p>
          <text:p text:style-name="P86"><text:span text:style-name="T87">1.1</text:span><text:span text:style-name="T88"><text:tab/></text:span><text:span text:style-name="T89">Description of a problem</text:span><text:span text:style-name="T90"><text:tab/></text:span><text:span text:style-name="T91">3</text:span></text:p>
          <text:p text:style-name="P92"><text:span text:style-name="T93">1.1</text:span><text:span text:style-name="T94"><text:tab/></text:span><text:span text:style-name="T95">What is a project</text:span><text:span text:style-name="T96"><text:tab/></text:span><text:span text:style-name="T97">3</text:span></text:p>
          <text:p text:style-name="P98"><text:span text:style-name="T99">1.1</text:span><text:span text:style-name="T100"><text:tab/></text:span><text:span text:style-name="T101">What is an expert</text:span><text:span text:style-name="T102"><text:tab/></text:span><text:span text:style-name="T103">3</text:span></text:p>
          <text:p text:style-name="P104"><text:span text:style-name="T105">1.1</text:span><text:span text:style-name="T106"><text:tab/></text:span><text:span text:style-name="T107">Description of a problem using mathematical notions</text:span><text:span text:style-name="T108"><text:tab/></text:span><text:span text:style-name="T109">3</text:span></text:p>
          <text:p text:style-name="P110"><text:span text:style-name="T111">2</text:span><text:span text:style-name="T112"><text:tab/></text:span><text:span text:style-name="T113">Solution in the form of a pseudo-code</text:span><text:span text:style-name="T114"><text:tab/></text:span><text:span text:style-name="T115">4</text:span></text:p>
          <text:p text:style-name="P116"><text:span text:style-name="T117">3</text:span><text:span text:style-name="T118"><text:tab/></text:span><text:span text:style-name="T119">Proof of correctness of an algorithm</text:span><text:span text:style-name="T120"><text:tab/></text:span><text:span text:style-name="T121">6</text:span></text:p>
          <text:p text:style-name="P122"><text:span text:style-name="T123">4</text:span><text:span text:style-name="T124"><text:tab/></text:span><text:span text:style-name="T125">Analysis of the complexity of an algorithm</text:span><text:span text:style-name="T126"><text:tab/></text:span><text:span text:style-name="T127">6</text:span></text:p>
        </text:index-body>
      </text:table-of-content>
      <text:p text:style-name="Spistreści11"/>
      <text:p text:style-name="P128"/>
      <text:p text:style-name="P129"/>
      <text:p text:style-name="P130"/>
      <text:p text:style-name="P131"/>
      <text:p text:style-name="P132"/>
      <text:p text:style-name="P133"/>
      <text:h text:style-name="P134" text:outline-level="1" text:restart-numbering="true" text:start-value="1"><text:bookmark-start text:name="_Toc462868752"/><text:bookmark-start text:name="_Toc496172276"/><text:bookmark-start text:name="_Toc497749858"/><text:bookmark-end text:name="_Toc462868752"/><text:soft-page-break/><text:span text:style-name="T135"><text:s/></text:span><text:bookmark-start text:name="_Toc497751351"/>Problem definition<text:bookmark-end text:name="_Toc496172276"/><text:bookmark-end text:name="_Toc497749858"/><text:bookmark-end text:name="_Toc497751351"/></text:h>
      <text:p text:style-name="P136"/>
      <text:h text:style-name="P137" text:outline-level="2" text:restart-numbering="true" text:start-value="1"><text:bookmark-start text:name="_Toc496172277"/><text:bookmark-start text:name="_Toc497749859"/><text:bookmark-start text:name="_Toc497751352"/>Description of a problem<text:bookmark-end text:name="_Toc496172277"/><text:bookmark-end text:name="_Toc497749859"/><text:bookmark-end text:name="_Toc497751352"/><text:s text:c="2"/><text:line-break/></text:h>
      <text:p text:style-name="P138">The problem is to assign a set of experts to a set of projects. <text:s/>The assignment must be done in a way that covers the<text:s/>most of the specialization fields required by each project.<text:s/><text:line-break/>The expert can be assigned to only one project, and only one its specialization might be used for that project. The project can have many experts assigned to it.<text:line-break/>The aim is to minimize the number<text:s/>of unused experts or to minimize the number of unfinished projects, i.e. the number of projects that are still lacking some experts.</text:p>
      <text:p text:style-name="P139"/>
      <text:h text:style-name="P140" text:outline-level="2" text:restart-numbering="true" text:start-value="1"><text:bookmark-start text:name="_Toc496172278"/><text:bookmark-start text:name="_Toc497749860"/><text:bookmark-start text:name="_Toc497751353"/><text:span text:style-name="T141">What is a project</text:span><text:bookmark-end text:name="_Toc496172278"/><text:bookmark-end text:name="_Toc497749860"/><text:bookmark-end text:name="_Toc497751353"/><text:span text:style-name="T142"><text:s/></text:span><text:span text:style-name="T143"><text:line-break/></text:span></text:h>
      <text:p text:style-name="P144">The project is a vector of values, which belong to natural numbers. The number of elements in this vector depends on the features number declared in the input file.<text:s/><text:line-break/>Each element of the project vector represents a specialization field required by the project, and its value is the number of experts needed in that domain.<text:s/></text:p>
      <text:p text:style-name="P145"/>
      <text:h text:style-name="P146" text:outline-level="2" text:restart-numbering="true" text:start-value="1"><text:bookmark-start text:name="_Toc462868755"/><text:bookmark-start text:name="_Toc496172279"/><text:bookmark-start text:name="_Toc497749861"/><text:bookmark-start text:name="_Toc497751354"/><text:bookmark-end text:name="_Toc462868755"/><text:span text:style-name="T147">What is an expert</text:span><text:bookmark-end text:name="_Toc496172279"/><text:bookmark-end text:name="_Toc497749861"/><text:bookmark-end text:name="_Toc497751354"/><text:span text:style-name="T148"><text:line-break/></text:span></text:h>
      <text:p text:style-name="Legenda"><text:span text:style-name="T149">The expert is<text:s/></text:span><text:span text:style-name="T150">a vector of Boolean values. The number of elements in this vector depends on the features number declared in the input file.</text:span><text:span text:style-name="T151"><text:line-break/></text:span><text:span text:style-name="T152">Each element of the expert vector represents a specialization field, which belongs to the expert’s area of expertise. The value of<text:s/></text:span><text:span text:style-name="T153">1 signifies that the expert specializes in a given feature, while 0 indicates the lack of knowledge in given field.</text:span><text:span text:style-name="T154"><text:line-break/></text:span><text:span text:style-name="T155"><text:line-break/></text:span></text:p>
      <text:h text:style-name="P156" text:outline-level="2" text:restart-numbering="true" text:start-value="1"><text:bookmark-start text:name="_Toc496172280"/><text:bookmark-start text:name="_Toc497749862"/><text:bookmark-start text:name="_Toc497751355"/>Description of a problem using mathematical notions<text:bookmark-end text:name="_Toc496172280"/><text:bookmark-end text:name="_Toc497749862"/><text:bookmark-end text:name="_Toc497751355"/></text:h>
      <text:p text:style-name="Legenda"><text:span text:style-name="T157"><text:line-break/></text:span><text:span text:style-name="T158">u – number of projects</text:span><text:span text:style-name="T159"><text:line-break/></text:span><text:span text:style-name="T160">v – number of experts</text:span><text:span text:style-name="T161"><text:line-break/></text:span><text:span text:style-name="T162">w – number of features</text:span><text:span text:style-name="T163"><text:line-break/></text:span><text:span text:style-name="T164">SP – set of pairs</text:span><text:span text:style-name="T165"><text:s/>(Expert, Project) representing that the expert is working on the project</text:span></text:p>
      <text:p text:style-name="Legenda"><text:span text:style-name="T166">A pair (E</text:span><text:span text:style-name="T167">k</text:span><text:span text:style-name="T168">,P</text:span><text:span text:style-name="T169">i</text:span><text:span text:style-name="T170">) represents that the k</text:span><text:span text:style-name="T171">th</text:span><text:span text:style-name="T172"><text:s/>expert working in a i</text:span><text:span text:style-name="T173">th</text:span><text:span text:style-name="T174"><text:s/>project.</text:span></text:p>
      <text:p text:style-name="Legenda"><text:span text:style-name="T175">A pair (E</text:span><text:span text:style-name="T176">k</text:span><text:span text:style-name="T177">,p</text:span><text:span text:style-name="T178">i</text:span><text:span text:style-name="T179">) represents that the k</text:span><text:span text:style-name="T180">th</text:span><text:span text:style-name="T181"><text:s/>expert working in a i</text:span><text:span text:style-name="T182">th</text:span><text:span text:style-name="T183"><text:s/>field of a project.</text:span></text:p>
      <text:p text:style-name="P184"/>
      <text:p text:style-name="Legenda"><text:span text:style-name="T185">∀</text:span><text:span text:style-name="T186">i</text:span><text:span text:style-name="T187">∈</text:span><text:span text:style-name="T188">N</text:span><text:span text:style-name="T189">,<text:s/></text:span><text:span text:style-name="T190">i</text:span><text:span text:style-name="T191">≤</text:span><text:span text:style-name="T192">v<text:s/></text:span><text:span text:style-name="T193">E</text:span><text:span text:style-name="T194">i<text:s/></text:span><text:span text:style-name="T195">= [e</text:span><text:span text:style-name="T196">1</text:span><text:span text:style-name="T197">, e</text:span><text:span text:style-name="T198">2</text:span><text:span text:style-name="T199">, …<text:s/></text:span><text:span text:style-name="T200">, e</text:span><text:span text:style-name="T201">w</text:span><text:span text:style-name="T202">]</text:span><text:span text:style-name="T203">-1</text:span><text:span text:style-name="T204"><text:s text:c="2"/></text:span><text:span text:style-name="T205">∀</text:span><text:span text:style-name="T206">j</text:span><text:span text:style-name="T207"><text:s/>e</text:span><text:span text:style-name="T208">j</text:span><text:span text:style-name="T209"><text:s/></text:span><text:span text:style-name="T210">∈ {0,1}</text:span></text:p>
      <text:soft-page-break/>
      <text:p text:style-name="Legenda"><text:span text:style-name="T211">∀</text:span><text:span text:style-name="T212">i</text:span><text:span text:style-name="T213">∈</text:span><text:span text:style-name="T214">N</text:span><text:span text:style-name="T215">,<text:s/></text:span><text:span text:style-name="T216">i</text:span><text:span text:style-name="T217">≤</text:span><text:span text:style-name="T218">u<text:s/></text:span><text:span text:style-name="T219">P</text:span><text:span text:style-name="T220">i<text:s/></text:span><text:span text:style-name="T221">= [p</text:span><text:span text:style-name="T222">1</text:span><text:span text:style-name="T223">, p</text:span><text:span text:style-name="T224">2</text:span><text:span text:style-name="T225">, … , p</text:span><text:span text:style-name="T226">w</text:span><text:span text:style-name="T227">]</text:span><text:span text:style-name="T228">-1</text:span><text:span text:style-name="T229"><text:s text:c="2"/></text:span><text:span text:style-name="T230">∀</text:span><text:span text:style-name="T231">j</text:span><text:span text:style-name="T232"><text:s/>p</text:span><text:span text:style-name="T233">j</text:span><text:span text:style-name="T234"><text:s/></text:span><text:span text:style-name="T235">∈ N</text:span></text:p>
      <text:p text:style-name="Legenda"><text:span text:style-name="T236">∀</text:span><text:span text:style-name="T237">k</text:span><text:span text:style-name="T238">∈</text:span><text:span text:style-name="T239">N</text:span><text:span text:style-name="T240">,<text:s/></text:span><text:span text:style-name="T241">k</text:span><text:span text:style-name="T242">≤</text:span><text:span text:style-name="T243">v<text:s/></text:span><text:span text:style-name="T244">∀</text:span><text:span text:style-name="T245"><text:s/></text:span><text:span text:style-name="T246">i,j∈</text:span><text:span text:style-name="T247">N</text:span><text:span text:style-name="T248">,<text:s/></text:span><text:span text:style-name="T249">i</text:span><text:span text:style-name="T250">≤</text:span><text:span text:style-name="T251">u, j</text:span><text:span text:style-name="T252">≤</text:span><text:span text:style-name="T253">u, i</text:span><text:span text:style-name="T254">≠j</text:span><text:span text:style-name="T255"><text:s/></text:span><text:span text:style-name="T256">(E</text:span><text:span text:style-name="T257">k</text:span><text:span text:style-name="T258">,P</text:span><text:span text:style-name="T259">i</text:span><text:span text:style-name="T260">)<text:s/></text:span><text:span text:style-name="T261">∈ SP ⇒<text:s/></text:span><text:span text:style-name="T262">(E</text:span><text:span text:style-name="T263">k</text:span><text:span text:style-name="T264">,P</text:span><text:span text:style-name="T265">j</text:span><text:span text:style-name="T266">)<text:s/></text:span><text:span text:style-name="T267">∉</text:span><text:span text:style-name="T268"><text:s/>SP</text:span></text:p>
      <text:p text:style-name="Legenda"><text:span text:style-name="T269">∀</text:span><text:span text:style-name="T270">k</text:span><text:span text:style-name="T271">∈</text:span><text:span text:style-name="T272">N</text:span><text:span text:style-name="T273">,<text:s/></text:span><text:span text:style-name="T274">k</text:span><text:span text:style-name="T275">≤</text:span><text:span text:style-name="T276">v<text:s/></text:span><text:span text:style-name="T277">∀</text:span><text:span text:style-name="T278"><text:s/></text:span><text:span text:style-name="T279">i,j∈</text:span><text:span text:style-name="T280">N</text:span><text:span text:style-name="T281">,<text:s/></text:span><text:span text:style-name="T282">i</text:span><text:span text:style-name="T283">≤</text:span><text:span text:style-name="T284">w, j</text:span><text:span text:style-name="T285">≤</text:span><text:span text:style-name="T286">w, i</text:span><text:span text:style-name="T287">≠j<text:s/></text:span><text:span text:style-name="T288">∃</text:span><text:span text:style-name="T289">l</text:span><text:span text:style-name="T290"><text:s/></text:span><text:span text:style-name="T291">∈</text:span><text:span text:style-name="T292">N</text:span><text:span text:style-name="T293">,<text:s/></text:span><text:span text:style-name="T294">l</text:span><text:span text:style-name="T295">≤</text:span><text:span text:style-name="T296">u</text:span><text:span text:style-name="T297"><text:s/>p</text:span><text:span text:style-name="T298">i</text:span><text:span text:style-name="T299"><text:s/>∈ P</text:span><text:span text:style-name="T300">l</text:span><text:span text:style-name="T301"><text:s/></text:span><text:span text:style-name="T302"><text:s/></text:span><text:span text:style-name="T303"><text:s/></text:span><text:span text:style-name="T304">(E</text:span><text:span text:style-name="T305">k</text:span><text:span text:style-name="T306">,p</text:span><text:span text:style-name="T307">i</text:span><text:span text:style-name="T308">)</text:span><text:span text:style-name="T309"><text:s/>⇒<text:s/></text:span></text:p>
      <text:p text:style-name="Legenda"><text:span text:style-name="T310">~</text:span><text:span text:style-name="T311">∃</text:span><text:span text:style-name="T312"><text:s/></text:span><text:span text:style-name="T313">j∈</text:span><text:span text:style-name="T314">N, j</text:span><text:span text:style-name="T315">≤</text:span><text:span text:style-name="T316">w</text:span><text:span text:style-name="T317"><text:s/>p</text:span><text:span text:style-name="T318">j<text:s/></text:span><text:span text:style-name="T319">∈ P</text:span><text:span text:style-name="T320">l</text:span><text:span text:style-name="T321"><text:s/>(E</text:span><text:span text:style-name="T322">k</text:span><text:span text:style-name="T323">,p</text:span><text:span text:style-name="T324">j</text:span><text:span text:style-name="T325">) <text:s/></text:span></text:p>
      <text:p text:style-name="P326"/>
      <text:p text:style-name="Legenda"><text:span text:style-name="T327">The solution to the problem is<text:s/></text:span><text:span text:style-name="T328">the result of a function, which minimizes the number of not assigned experts.</text:span></text:p>
      <text:p text:style-name="Legenda"><text:span text:style-name="T329">F(u,v,w,E,P) = min (#x : x</text:span><text:span text:style-name="T330">∈E</text:span><text:span text:style-name="T331"><text:s/></text:span><text:span text:style-name="T332">∧</text:span><text:span text:style-name="T333"> </text:span><text:span text:style-name="T334"><text:s/></text:span><text:span text:style-name="T335">x</text:span><text:span text:style-name="T336">∉</text:span><text:span text:style-name="T337">SP)</text:span></text:p>
      <text:p text:style-name="P338"/>
      <text:h text:style-name="P339" text:outline-level="1"><text:bookmark-start text:name="_Toc496172281"/><text:bookmark-start text:name="_Toc497749863"/><text:s/><text:bookmark-start text:name="_Toc497751356"/>Solution in the form of a pseudo-code<text:bookmark-end text:name="_Toc496172281"/><text:bookmark-end text:name="_Toc497749863"/><text:bookmark-end text:name="_Toc497751356"/></text:h>
      <text:p text:style-name="P340"/>
      <text:p text:style-name="P341">Assignment - a class representing a tree structure consisting of every possible expert Assignment.<text:s/>Each Assignment has an expert with a specified project and feature he used in it (except for the root node).</text:p>
      <text:p text:style-name="P342"/>
      <text:p text:style-name="P343"><text:span text:style-name="T344">Run ( Projects, Experts, featureCount)<text:s/></text:span><text:span text:style-name="T345">// main function</text:span></text:p>
      <text:p text:style-name="P346">{</text:p>
      <text:p text:style-name="P347"><text:span text:style-name="T348">projectSum = SumProjectVectors( Projects, featureCount</text:span><text:span text:style-name="T349">)</text:span><text:span text:style-name="T350">// vector holding the sum of all<text:s/></text:span><text:span text:style-name="T351">projects vectors.</text:span></text:p>
      <text:p text:style-name="P352"><text:span text:style-name="T353">Recursi</text:span><text:span text:style-name="T354">veAssign(earlierUsed, Experts, Assignment</text:span><text:span text:style-name="T355">, featureCount, c</text:span><text:span text:style-name="T356">ount, ref max, ref maxPathLeaf)<text:s/></text:span><text:span text:style-name="T357">//maxPathLeaf is the leaf<text:s/></text:span><text:span text:style-name="T358">of</text:span><text:span text:style-name="T359"><text:s/>the longest route that can be created from the root.</text:span></text:p>
      <text:p text:style-name="P360">usedExperts = FindUsedExperts(optimalPath)</text:p>
      <text:p text:style-name="P361">AssignExpertsToProjects(Projects, UsedExperts)</text:p>
      <text:p text:style-name="P362">}<text:s/></text:p>
      <text:p text:style-name="P363"/>
      <text:p text:style-name="P364"><text:span text:style-name="T365">RecursiveAssign(earlierUsed,<text:s/></text:span><text:span text:style-name="T366">E</text:span><text:span text:style-name="T367">xperts, Assignment, featureCount, lengthCount, ref maxLength, ref maxPathLeaf)</text:span><text:span text:style-name="T368"><text:s/></text:span><text:span text:style-name="T369">//</text:span><text:span text:style-name="T370"><text:s/></text:span><text:span text:style-name="T371">earlierUsed</text:span><text:span text:style-name="T372"><text:s/></text:span><text:span text:style-name="T373">is the set of experts assigned to the projects, the function generates tree structure held in Assignment<text:s/></text:span><text:span text:style-name="T374">that represents</text:span><text:span text:style-name="T375"><text:s/></text:span><text:span text:style-name="T376">all</text:span><text:span text:style-name="T377"><text:s/></text:span><text:span text:style-name="T378">possible combination</text:span><text:span text:style-name="T379">s</text:span><text:span text:style-name="T380"><text:s/>of experts that can be created</text:span><text:span text:style-name="T381">.</text:span><text:span text:style-name="T382"><text:s/></text:span><text:span text:style-name="T383">Furthermore it is compliant</text:span><text:span text:style-name="T384"><text:s/></text:span><text:span text:style-name="T385">with<text:s/></text:span><text:span text:style-name="T386">the restrictions posed by the requirements of the projects vector – a leaf of the tree will not be added if a particular feature is no longer needed by the projects. Simultaneously function keeps the reference to the longest path created during this process – longest path is the situation where the most experts were used.</text:span></text:p>
      <text:p text:style-name="P387">{</text:p>
      <text:p text:style-name="P388">usedExperts =<text:s/>earlierUsed</text:p>
      <text:p text:style-name="P389">isLeaf = true</text:p>
      <text:p text:style-name="P390">isMax = false</text:p>
      <text:p text:style-name="P391">maxIndex = -1</text:p>
      <text:soft-page-break/>
      <text:p text:style-name="P392">assignIndex = 0</text:p>
      <text:p text:style-name="P393">for (i = 0; i &lt;<text:s/>NumberOfExperts; i++)</text:p>
      <text:p text:style-name="P394">{</text:p>
      <text:p text:style-name="P395">if(earlierUsed does not contain experts[i])</text:p>
      <text:p text:style-name="P396">{</text:p>
      <text:p text:style-name="P397">for(k = 0; k &lt; featureCount; k++)</text:p>
      <text:p text:style-name="P398">{</text:p>
      <text:p text:style-name="P399">//if an expert was not used previously we create a new instance of Assignment and<text:s/>tries<text:s/>assign an expert with<text:s/>particular feature (index k)<text:s/>to it.<text:s/>Simultaneously<text:s/>keeping track if such feature is still needed by the project set.</text:p>
      <text:p text:style-name="P400">A=<text:s/>Assignment.addExpert(experts[i], k);</text:p>
      <text:p text:style-name="P401">if(A<text:s/>!= null)</text:p>
      <text:p text:style-name="P402">{</text:p>
      <text:p text:style-name="P403">usedExperts<text:s/>Add(experts[i]);<text:s/></text:p>
      <text:p text:style-name="P404">tempMax = RecursiveAssign(usedExperts, experts,<text:s/>A, featureCount, lengthCount + 1, ref maxLength, ref maxPathLeaf);</text:p>
      <text:p text:style-name="P405">if(tempMax)</text:p>
      <text:p text:style-name="P406">{</text:p>
      <text:p text:style-name="P407">isMax = true;</text:p>
      <text:p text:style-name="P408">if(maxIndex != -1)</text:p>
      <text:p text:style-name="P409">Assignment.<text:s/>AssignmentList [maxIndex]= null;</text:p>
      <text:p text:style-name="P410">maxIndex = assignIndex;</text:p>
      <text:p text:style-name="P411">}</text:p>
      <text:p text:style-name="P412">else</text:p>
      <text:p text:style-name="P413">{</text:p>
      <text:p text:style-name="P414">Assignment.<text:s/>AssignmentList<text:s/>[assignIndex] = null;</text:p>
      <text:p text:style-name="P415">}</text:p>
      <text:p text:style-name="P416">isLeaf = false;</text:p>
      <text:p text:style-name="P417">assignIndex++;</text:p>
      <text:p text:style-name="P418">}</text:p>
      <text:p text:style-name="P419">}</text:p>
      <text:p text:style-name="P420">}</text:p>
      <text:p text:style-name="P421">}</text:p>
      <text:p text:style-name="P422">if(isLeaf &amp;&amp; lengthCount &gt; maxLength)</text:p>
      <text:p text:style-name="P423">{</text:p>
      <text:p text:style-name="P424">maxLength = lengthCount;</text:p>
      <text:p text:style-name="P425">isMax = true;</text:p>
      <text:p text:style-name="P426">maxPathLeaf = assignment;</text:p>
      <text:p text:style-name="P427">}</text:p>
      <text:p text:style-name="P428">return isMax;</text:p>
      <text:p text:style-name="P429">}</text:p>
      <text:p text:style-name="P430"/>
      <text:p text:style-name="P431"><text:span text:style-name="T432">F</text:span><text:span text:style-name="T433">indUsedExperts(Assignment)<text:s/></text:span><text:span text:style-name="T434">// retrieving the experts from the tree structure in the reversed order in which they were assigned.</text:span></text:p>
      <text:p text:style-name="P435">{</text:p>
      <text:p text:style-name="P436"><text:tab/>while(Assignment != null)</text:p>
      <text:p text:style-name="P437"><text:tab/>{</text:p>
      <text:p text:style-name="P438"><text:span text:style-name="T439"><text:tab/></text:span><text:span text:style-name="T440"><text:tab/>expertsUsed.Add(Assignment.expert)</text:span><text:span text:style-name="T441"><text:s/></text:span><text:span text:style-name="T442">//Assignment.expert holds the expert with the feature he has used.</text:span></text:p>
      <text:p text:style-name="P443"><text:tab/><text:tab/>Assignment=Assignment.parent;</text:p>
      <text:p text:style-name="P444"><text:tab/>}</text:p>
      <text:soft-page-break/>
      <text:p text:style-name="P445"><text:tab/>Return expertsUsed;</text:p>
      <text:p text:style-name="P446">}</text:p>
      <text:p text:style-name="P447"/>
      <text:p text:style-name="P448"><text:span text:style-name="T449">AssignExpertsToProjects(Projects, expertsUsed)</text:span><text:span text:style-name="T450">//function that recreates the assignment of the experts to projects basing on the feature they were used with and the sequence.</text:span></text:p>
      <text:p text:style-name="P451">{</text:p>
      <text:p text:style-name="P452"><text:tab/>for(i=expertsUsedCount - 1; i &gt;= 0; i--)</text:p>
      <text:p text:style-name="P453"><text:tab/>{</text:p>
      <text:p text:style-name="P454"><text:tab/><text:tab/>for(j=0; j &lt; ProjectsCount; j++)</text:p>
      <text:p text:style-name="P455"><text:tab/><text:tab/>{</text:p>
      <text:p text:style-name="P456"><text:tab/><text:tab/><text:tab/>if(Projects[j][ExpertsUsed[i].featureUsed&gt;0)</text:p>
      <text:p text:style-name="P457"><text:tab/><text:tab/><text:tab/>{</text:p>
      <text:p text:style-name="P458"><text:tab/><text:tab/><text:tab/><text:tab/>Projects[j][ExpertsUsed[i].featureUsed--;</text:p>
      <text:p text:style-name="P459"><text:tab/><text:tab/><text:tab/><text:tab/>UsedExperts[i].AssignedProject = project[j];</text:p>
      <text:p text:style-name="P460"><text:tab/><text:tab/><text:tab/><text:tab/>break;</text:p>
      <text:p text:style-name="P461"><text:tab/><text:tab/><text:tab/>}</text:p>
      <text:p text:style-name="P462"><text:tab/><text:tab/>}</text:p>
      <text:p text:style-name="P463"><text:tab/>}</text:p>
      <text:p text:style-name="P464">}</text:p>
      <text:p text:style-name="P465"/>
      <text:p text:style-name="P466"><text:span text:style-name="T467">Assignment.Add(Expert, indexFeature)</text:span><text:span text:style-name="T468">//Adding additional assignments to the pa</text:span><text:span text:style-name="T469">rent node in order to fulfil the features needed by the projects</text:span></text:p>
      <text:p text:style-name="P470">{</text:p>
      <text:p text:style-name="P471"><text:tab/>if(projectSum[indexFeature]&gt;0<text:s/>and Expert[indexFeature] &gt; 0)</text:p>
      <text:p text:style-name="P472"><text:tab/>{</text:p>
      <text:p text:style-name="P473"><text:tab/><text:tab/>Expert.featureUsed = indexFeature;</text:p>
      <text:p text:style-name="P474"><text:tab/><text:tab/>Assignment = new Assignment(projectSum)</text:p>
      <text:p text:style-name="P475">Assignment.Expert = Expert;</text:p>
      <text:p text:style-name="P476"><text:tab/><text:tab/>Assignment.projectSum[indexFeature]--;</text:p>
      <text:p text:style-name="P477"><text:tab/><text:tab/>this.AssignmentList.Add(Assignment);</text:p>
      <text:p text:style-name="P478"><text:tab/><text:tab/>Assignment.parent = this;</text:p>
      <text:p text:style-name="P479"><text:tab/><text:tab/>Return Assignment;</text:p>
      <text:p text:style-name="P480">}</text:p>
      <text:p text:style-name="P481">Return Null;</text:p>
      <text:p text:style-name="P482">}</text:p>
      <text:p text:style-name="P483"/>
      <text:p text:style-name="P484"/>
      <text:h text:style-name="P485" text:outline-level="1"><text:bookmark-start text:name="_Toc497749864"/><text:s/><text:bookmark-start text:name="_Toc497751357"/>Proof of correctness of an algorithm<text:bookmark-end text:name="_Toc497749864"/><text:bookmark-end text:name="_Toc497751357"/></text:h>
      <text:p text:style-name="P486"/>
      <text:p text:style-name="P487"/>
      <text:p text:style-name="P488"/>
      <text:h text:style-name="P489" text:outline-level="1"><text:bookmark-start text:name="_Toc497749865"/><text:s/><text:bookmark-start text:name="_Toc497751358"/>Analysis of the complexity of an algorithm<text:bookmark-end text:name="_Toc497749865"/><text:bookmark-end text:name="_Toc497751358"/></text:h>
      <text:p text:style-name="P490"/>
      <text:p text:style-name="P4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SimSun" svg:font-family="SimSun" style:font-family-generic="system" style:font-pitch="variable" svg:panose-1="2 1 6 0 3 1 1 1 1 1"/>
    <style:font-face style:name="Arial Unicode MS" svg:font-family="Arial Unicode MS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MathJax_Math-italic" svg:font-family="MathJax_Math-italic" style:font-family-generic="roman"/>
    <style:font-face style:name="MathJax_Main" svg:font-family="MathJax_Main" style:font-family-generic="roman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3333in" fo:margin-bottom="0in"/>
      <style:text-properties style:font-name="Arial" style:font-name-asian="Times New Roman" style:font-name-complex="Times New Roman" fo:font-weight="bold" style:font-weight-asian="bold" style:font-weight-complex="bold" fo:color="#2E74B5" fo:font-size="14pt" style:font-size-asian="14pt" style:font-size-complex="14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388in" fo:margin-bottom="0in"/>
      <style:text-properties style:font-name="Arial" style:font-name-asian="Times New Roman" style:font-name-complex="Times New Roman" fo:font-weight="bold" style:font-weight-asian="bold" style:font-weight-complex="bold" fo:color="#5B9BD5" fo:font-size="13pt" style:font-size-asian="13pt" style:font-size-complex="13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weight="bold" style:font-weight-asian="bold" style:font-weight-complex="bold" fo:color="#5B9BD5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5B9BD5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color="#1F4D78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style="italic" style:font-style-asian="italic" style:font-style-complex="italic" fo:color="#1F4D78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style="italic" style:font-style-asian="italic" style:font-style-complex="italic" fo:color="#404040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color="#404040" fo:font-size="10pt" style:font-size-asian="10pt" style:font-size-complex="10pt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ny" style:display-name="Normalny" style:family="paragraph">
      <style:paragraph-properties fo:margin-bottom="0.1388in" fo:line-height="115%"/>
      <style:text-properties style:font-name-asian="SimSun" style:font-name-complex="Calibri" fo:language="pl" fo:country="PL" fo:hyphenate="false"/>
    </style:style>
    <style:style style:name="Domyślnaczcionkaakapitu" style:display-name="Domyślna czcionka akapitu" style:family="text"/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Heading1Char" style:display-name="Heading 1 Char" style:family="text" style:parent-style-name="Domyślnaczcionkaakapitu">
      <style:text-properties style:font-name="Arial" style:font-name-asian="Times New Roman" style:font-name-complex="Times New Roman" fo:font-weight="bold" style:font-weight-asian="bold" style:font-weight-complex="bold" fo:color="#2E74B5" fo:font-size="14pt" style:font-size-asian="14pt" style:font-size-complex="14pt" fo:language="pl" fo:country="PL"/>
    </style:style>
    <style:style style:name="Heading2Char" style:display-name="Heading 2 Char" style:family="text" style:parent-style-name="Domyślnaczcionkaakapitu">
      <style:text-properties style:font-name="Arial" style:font-name-asian="Times New Roman" style:font-name-complex="Times New Roman" fo:font-weight="bold" style:font-weight-asian="bold" style:font-weight-complex="bold" fo:color="#5B9BD5" fo:font-size="13pt" style:font-size-asian="13pt" style:font-size-complex="13pt" fo:language="pl" fo:country="PL"/>
    </style:style>
    <style:style style:name="Heading3Char" style:display-name="Heading 3 Char" style:family="text" style:parent-style-name="Domyślnaczcionkaakapitu">
      <style:text-properties style:font-name="Calibri Light" style:font-name-asian="Times New Roman" style:font-name-complex="Times New Roman" fo:font-weight="bold" style:font-weight-asian="bold" style:font-weight-complex="bold" fo:color="#5B9BD5" fo:language="pl" fo:country="PL"/>
    </style:style>
    <style:style style:name="Heading4Char" style:display-name="Heading 4 Char" style:family="text" style:parent-style-name="Domyślnaczcionkaakapitu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5B9BD5" fo:language="pl" fo:country="PL"/>
    </style:style>
    <style:style style:name="Heading5Char" style:display-name="Heading 5 Char" style:family="text" style:parent-style-name="Domyślnaczcionkaakapitu">
      <style:text-properties style:font-name="Calibri Light" style:font-name-asian="Times New Roman" style:font-name-complex="Times New Roman" fo:color="#1F4D78" fo:language="pl" fo:country="PL"/>
    </style:style>
    <style:style style:name="Heading6Char" style:display-name="Heading 6 Char" style:family="text" style:parent-style-name="Domyślnaczcionkaakapitu">
      <style:text-properties style:font-name="Calibri Light" style:font-name-asian="Times New Roman" style:font-name-complex="Times New Roman" fo:font-style="italic" style:font-style-asian="italic" style:font-style-complex="italic" fo:color="#1F4D78" fo:language="pl" fo:country="PL"/>
    </style:style>
    <style:style style:name="Heading7Char" style:display-name="Heading 7 Char" style:family="text" style:parent-style-name="Domyślnaczcionkaakapitu">
      <style:text-properties style:font-name="Calibri Light" style:font-name-asian="Times New Roman" style:font-name-complex="Times New Roman" fo:font-style="italic" style:font-style-asian="italic" style:font-style-complex="italic" fo:color="#404040" fo:language="pl" fo:country="PL"/>
    </style:style>
    <style:style style:name="Heading8Char" style:display-name="Heading 8 Char" style:family="text" style:parent-style-name="Domyślnaczcionkaakapitu">
      <style:text-properties style:font-name="Calibri Light" style:font-name-asian="Times New Roman" style:font-name-complex="Times New Roman" fo:color="#404040" fo:font-size="10pt" style:font-size-asian="10pt" style:font-size-complex="10pt" fo:language="pl" fo:country="PL"/>
    </style:style>
    <style:style style:name="Heading9Char" style:display-name="Heading 9 Char" style:family="text" style:parent-style-name="Domyślnaczcionkaakapitu">
      <style:text-properties style:font-name="Calibri Light" style:font-name-asian="Times New Roman" style:font-name-complex="Times New Roman" fo:font-style="italic" style:font-style-asian="italic" style:font-style-complex="italic" fo:color="#404040" fo:font-size="10pt" style:font-size-asian="10pt" style:font-size-complex="10pt" fo:language="pl" fo:country="PL"/>
    </style:style>
    <style:style style:name="Spistreści1" style:display-name="Spis treści 1" style:family="paragraph" style:parent-style-name="Normalny" style:next-style-name="Normalny" style:auto-update="true">
      <style:paragraph-properties fo:margin-bottom="0.0694in"/>
      <style:text-properties fo:hyphenate="true"/>
    </style:style>
    <style:style style:name="Spistreści2" style:display-name="Spis treści 2" style:family="paragraph" style:parent-style-name="Normalny" style:next-style-name="Normalny" style:auto-update="true">
      <style:paragraph-properties fo:margin-bottom="0.0694in" fo:margin-left="0.1527in">
        <style:tab-stops/>
      </style:paragraph-properties>
      <style:text-properties fo:hyphenate="true"/>
    </style:style>
    <style:style style:name="Legenda" style:display-name="Legenda" style:family="paragraph" style:parent-style-name="Normalny">
      <style:paragraph-properties fo:margin-bottom="0.0833in" fo:line-height="100%"/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 style:language-asian="pl" style:country-asian="PL" fo:hyphenate="false"/>
    </style:style>
    <style:style style:name="Akapitzlistą" style:display-name="Akapit z listą" style:family="paragraph" style:parent-style-name="Normalny">
      <style:paragraph-properties fo:margin-bottom="0in" fo:line-height="100%" fo:margin-left="0.5in">
        <style:tab-stops/>
      </style:paragraph-properties>
      <style:text-properties style:font-name="Arial" style:font-name-asian="Times New Roman" style:font-name-complex="Times New Roman" fo:font-size="10pt" style:font-size-asian="10pt" style:font-size-complex="12pt" fo:language="en" fo:country="US" fo:hyphenate="false"/>
    </style:style>
    <style:style style:name="Nagłówek1Znak" style:display-name="Nagłówek 1 Znak" style:family="text" style:parent-style-name="Domyślnaczcionkaakapitu">
      <style:text-properties style:font-name="Arial" style:font-name-complex="Arial" fo:font-weight="bold" style:font-weight-asian="bold" style:font-weight-complex="bold" fo:color="#365F91" fo:font-size="14pt" style:font-size-asian="14pt" style:font-size-complex="14pt"/>
    </style:style>
    <style:style style:name="Nagłówek11" style:display-name="Nagłówek 11" style:family="paragraph" style:parent-style-name="Normalny" style:list-style-name="LFO2" style:default-outline-level="1">
      <style:paragraph-properties fo:keep-with-next="always" fo:keep-together="always" fo:margin-top="0.3333in" fo:margin-bottom="0in"/>
      <style:text-properties style:font-name="Arial" style:font-name-asian="Calibri" style:font-name-complex="Arial" fo:font-weight="bold" style:font-weight-asian="bold" style:font-weight-complex="bold" fo:color="#365F91" fo:font-size="14pt" style:font-size-asian="14pt" style:font-size-complex="14pt" fo:language="en" fo:country="GB" fo:hyphenate="false"/>
    </style:style>
    <style:style style:name="Spistreści11" style:display-name="Spis treści 11" style:family="paragraph" style:parent-style-name="Normalny" style:auto-update="true">
      <style:paragraph-properties fo:margin-bottom="0.0694in"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  <style:text-properties fo:hyphenate="false"/>
    </style:style>
    <style:style style:name="Łączeindeksu" style:display-name="Łącze indeksu" style:family="text"/>
    <style:style style:name="mi" style:display-name="mi" style:family="text" style:parent-style-name="Domyślnaczcionkaakapitu"/>
    <style:style style:name="mo" style:display-name="mo" style:family="text" style:parent-style-name="Domyślnaczcionkaakapitu"/>
    <style:style style:name="NormalnyWeb" style:display-name="Normalny (Web)" style:family="paragraph" style:parent-style-name="Normalny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en" style:country-asian="GB" fo:hyphenate="false"/>
    </style:style>
    <style:style style:name="apple-tab-span" style:display-name="apple-tab-span" style:family="text" style:parent-style-name="Domyślnaczcionkaakapitu"/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5LVL1" style:family="text">
      <style:text-properties style:use-window-font-color="true"/>
    </style:style>
    <text:list-style style:name="LFO2" style:display-name="LFO2">
      <text:list-level-style-number text:level="1" text:style-name="WW_CharLFO5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4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tyna Slawinska</meta:initial-creator>
    <dc:creator>Aleksander Kuśmierczyk</dc:creator>
    <meta:creation-date>2017-11-02T19:06:00Z</meta:creation-date>
    <dc:date>2017-11-06T16:54:00Z</dc:date>
    <meta:template xlink:href="Normal" xlink:type="simple"/>
    <meta:editing-cycles>8</meta:editing-cycles>
    <meta:editing-duration>PT63540S</meta:editing-duration>
    <meta:document-statistic meta:page-count="6" meta:paragraph-count="13" meta:word-count="1003" meta:character-count="6711" meta:row-count="47" meta:non-whitespace-character-count="5721"/>
  </office:meta>
</office:document-meta>
</file>